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k Mukta" svg:font-family="'Ek Mukta'" style:font-family-generic="system" style:font-pitch="variable"/>
    <style:font-face style:name="Ek Mukta1" svg:font-family="'Ek Mukta'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"/>
  </office:font-face-decls>
  <office:automatic-styles>
    <style:style style:name="Table1" style:family="table">
      <style:table-properties style:width="1.9361in" fo:margin-left="-0.0778in" fo:break-before="page" table:align="left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0.4972in"/>
    </style:style>
    <style:style style:name="Table1.B" style:family="table-column">
      <style:table-column-properties style:column-width="1.4389in"/>
    </style:style>
    <style:style style:name="Table1.1" style:family="table-row">
      <style:table-row-properties style:min-row-height="0.1403in" fo:background-color="transparent" fo:keep-together="always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2" style:family="table-row">
      <style:table-row-properties fo:background-color="transparent" fo:keep-together="always">
        <style:background-image/>
      </style:table-row-properties>
    </style:style>
    <style:style style:name="Table1.3" style:family="table-row">
      <style:table-row-properties fo:background-color="transparent" fo:keep-together="always">
        <style:background-image/>
      </style:table-row-properties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7" style:family="table-row">
      <style:table-row-properties fo:background-color="transparent" fo:keep-together="always">
        <style:background-image/>
      </style:table-row-properties>
    </style:style>
    <style:style style:name="Table1.8" style:family="table-row">
      <style:table-row-properties fo:background-color="transparent" fo:keep-together="always">
        <style:background-image/>
      </style:table-row-properties>
    </style:style>
    <style:style style:name="Table1.9" style:family="table-row">
      <style:table-row-properties fo:background-color="transparent" fo:keep-together="always">
        <style:background-image/>
      </style:table-row-properties>
    </style:style>
    <style:style style:name="Table1.10" style:family="table-row">
      <style:table-row-properties fo:background-color="transparent" fo:keep-together="always">
        <style:background-image/>
      </style:table-row-properties>
    </style:style>
    <style:style style:name="Table1.11" style:family="table-row">
      <style:table-row-properties fo:background-color="transparent" fo:keep-together="always">
        <style:background-image/>
      </style:table-row-properties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13" style:family="table-row">
      <style:table-row-properties fo:background-color="transparent" fo:keep-together="always">
        <style:background-image/>
      </style:table-row-properties>
    </style:style>
    <style:style style:name="Table1.14" style:family="table-row">
      <style:table-row-properties fo:background-color="transparent" fo:keep-together="always">
        <style:background-image/>
      </style:table-row-properties>
    </style:style>
    <style:style style:name="Table1.15" style:family="table-row">
      <style:table-row-properties fo:background-color="transparent" fo:keep-together="always">
        <style:background-image/>
      </style:table-row-properties>
    </style:style>
    <style:style style:name="Table1.16" style:family="table-row">
      <style:table-row-properties fo:background-color="transparent" fo:keep-together="always">
        <style:background-image/>
      </style:table-row-properties>
    </style:style>
    <style:style style:name="Table1.17" style:family="table-row">
      <style:table-row-properties fo:background-color="transparent" fo:keep-together="always">
        <style:background-image/>
      </style:table-row-properties>
    </style:style>
    <style:style style:name="Table1.18" style:family="table-row">
      <style:table-row-properties fo:background-color="transparent" fo:keep-together="always">
        <style:background-image/>
      </style:table-row-properties>
    </style:style>
    <style:style style:name="Table1.19" style:family="table-row">
      <style:table-row-properties fo:background-color="transparent" fo:keep-together="always">
        <style:background-image/>
      </style:table-row-properties>
    </style:style>
    <style:style style:name="Table1.20" style:family="table-row">
      <style:table-row-properties fo:background-color="transparent" fo:keep-together="always">
        <style:background-image/>
      </style:table-row-properties>
    </style:style>
    <style:style style:name="Table1.21" style:family="table-row">
      <style:table-row-properties fo:background-color="transparent" fo:keep-together="always">
        <style:background-image/>
      </style:table-row-properties>
    </style:style>
    <style:style style:name="Table1.22" style:family="table-row">
      <style:table-row-properties fo:background-color="transparent" fo:keep-together="always">
        <style:background-image/>
      </style:table-row-properties>
    </style:style>
    <style:style style:name="Table1.23" style:family="table-row">
      <style:table-row-properties fo:background-color="transparent" fo:keep-together="always">
        <style:background-image/>
      </style:table-row-properties>
    </style:style>
    <style:style style:name="Table1.24" style:family="table-row">
      <style:table-row-properties fo:background-color="transparent" fo:keep-together="always">
        <style:background-image/>
      </style:table-row-properties>
    </style:style>
    <style:style style:name="Table1.25" style:family="table-row">
      <style:table-row-properties fo:background-color="transparent" fo:keep-together="always">
        <style:background-image/>
      </style:table-row-properties>
    </style:style>
    <style:style style:name="Table1.26" style:family="table-row">
      <style:table-row-properties fo:background-color="transparent" fo:keep-together="always">
        <style:background-image/>
      </style:table-row-properties>
    </style:style>
    <style:style style:name="Table1.27" style:family="table-row">
      <style:table-row-properties fo:background-color="transparent" fo:keep-together="always">
        <style:background-image/>
      </style:table-row-properties>
    </style:style>
    <style:style style:name="Table1.28" style:family="table-row">
      <style:table-row-properties fo:background-color="transparent" fo:keep-together="always">
        <style:background-image/>
      </style:table-row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1.30" style:family="table-row">
      <style:table-row-properties fo:background-color="transparent" fo:keep-together="always">
        <style:background-image/>
      </style:table-row-properties>
    </style:style>
    <style:style style:name="Table1.31" style:family="table-row">
      <style:table-row-properties fo:background-color="transparent" fo:keep-together="always">
        <style:background-image/>
      </style:table-row-properties>
    </style:style>
    <style:style style:name="Table1.32" style:family="table-row">
      <style:table-row-properties fo:background-color="transparent" fo:keep-together="always">
        <style:background-image/>
      </style:table-row-properties>
    </style:style>
    <style:style style:name="Table1.33" style:family="table-row">
      <style:table-row-properties fo:background-color="transparent" fo:keep-together="always">
        <style:background-image/>
      </style:table-row-properties>
    </style:style>
    <style:style style:name="Table1.34" style:family="table-row">
      <style:table-row-properties fo:background-color="transparent" fo:keep-together="always">
        <style:background-image/>
      </style:table-row-properties>
    </style:style>
    <style:style style:name="Table1.35" style:family="table-row">
      <style:table-row-properties fo:background-color="transparent" fo:keep-together="always">
        <style:background-image/>
      </style:table-row-properties>
    </style:style>
    <style:style style:name="Table1.36" style:family="table-row">
      <style:table-row-properties fo:background-color="transparent" fo:keep-together="always">
        <style:background-image/>
      </style:table-row-properties>
    </style:style>
    <style:style style:name="Table1.37" style:family="table-row">
      <style:table-row-properties fo:background-color="transparent" fo:keep-together="always">
        <style:background-image/>
      </style:table-row-properties>
    </style:style>
    <style:style style:name="Table1.38" style:family="table-row">
      <style:table-row-properties fo:background-color="transparent" fo:keep-together="always">
        <style:background-image/>
      </style:table-row-properties>
    </style:style>
    <style:style style:name="Table1.39" style:family="table-row">
      <style:table-row-properties fo:background-color="transparent" fo:keep-together="always">
        <style:background-image/>
      </style:table-row-properties>
    </style:style>
    <style:style style:name="Table1.40" style:family="table-row">
      <style:table-row-properties fo:background-color="transparent" fo:keep-together="always">
        <style:background-image/>
      </style:table-row-properties>
    </style:style>
    <style:style style:name="Table1.41" style:family="table-row">
      <style:table-row-properties fo:background-color="transparent" fo:keep-together="always">
        <style:background-image/>
      </style:table-row-properties>
    </style:style>
    <style:style style:name="Table1.42" style:family="table-row">
      <style:table-row-properties fo:background-color="transparent" fo:keep-together="always">
        <style:background-image/>
      </style:table-row-properties>
    </style:style>
    <style:style style:name="Table1.43" style:family="table-row">
      <style:table-row-properties style:min-row-height="0.3382in" fo:background-color="transparent" fo:keep-together="always">
        <style:background-image/>
      </style:table-row-properties>
    </style:style>
    <style:style style:name="Table1.44" style:family="table-row">
      <style:table-row-properties fo:background-color="transparent" fo:keep-together="always">
        <style:background-image/>
      </style:table-row-properties>
    </style:style>
    <style:style style:name="Table1.45" style:family="table-row">
      <style:table-row-properties fo:background-color="transparent" fo:keep-together="always">
        <style:background-image/>
      </style:table-row-properties>
    </style:style>
    <style:style style:name="Table1.46" style:family="table-row">
      <style:table-row-properties fo:background-color="transparent" fo:keep-together="always">
        <style:background-image/>
      </style:table-row-properties>
    </style:style>
    <style:style style:name="Table1.47" style:family="table-row">
      <style:table-row-properties fo:background-color="transparent" fo:keep-together="always">
        <style:background-image/>
      </style:table-row-properties>
    </style:style>
    <style:style style:name="Table1.48" style:family="table-row">
      <style:table-row-properties fo:background-color="transparent" fo:keep-together="always">
        <style:background-image/>
      </style:table-row-properties>
    </style:style>
    <style:style style:name="Table1.49" style:family="table-row">
      <style:table-row-properties fo:background-color="transparent" fo:keep-together="always">
        <style:background-image/>
      </style:table-row-properties>
    </style:style>
    <style:style style:name="Table1.50" style:family="table-row">
      <style:table-row-properties fo:background-color="transparent" fo:keep-together="always">
        <style:background-image/>
      </style:table-row-properties>
    </style:style>
    <style:style style:name="Table1.51" style:family="table-row">
      <style:table-row-properties fo:background-color="transparent" fo:keep-together="always">
        <style:background-image/>
      </style:table-row-properties>
    </style:style>
    <style:style style:name="Table1.52" style:family="table-row">
      <style:table-row-properties fo:background-color="transparent" fo:keep-together="always">
        <style:background-image/>
      </style:table-row-properties>
    </style:style>
    <style:style style:name="Table1.53" style:family="table-row">
      <style:table-row-properties fo:background-color="transparent" fo:keep-together="always">
        <style:background-image/>
      </style:table-row-properties>
    </style:style>
    <style:style style:name="Table1.54" style:family="table-row">
      <style:table-row-properties fo:background-color="transparent" fo:keep-together="always">
        <style:background-image/>
      </style:table-row-properties>
    </style:style>
    <style:style style:name="Table1.55" style:family="table-row">
      <style:table-row-properties fo:background-color="transparent" fo:keep-together="always">
        <style:background-image/>
      </style:table-row-properties>
    </style:style>
    <style:style style:name="Table1.56" style:family="table-row">
      <style:table-row-properties fo:background-color="transparent" fo:keep-together="always">
        <style:background-image/>
      </style:table-row-properties>
    </style:style>
    <style:style style:name="Table1.57" style:family="table-row">
      <style:table-row-properties fo:background-color="transparent" fo:keep-together="always">
        <style:background-image/>
      </style:table-row-properties>
    </style:style>
    <style:style style:name="Table1.58" style:family="table-row">
      <style:table-row-properties fo:background-color="transparent" fo:keep-together="always">
        <style:background-image/>
      </style:table-row-properties>
    </style:style>
    <style:style style:name="Table1.59" style:family="table-row">
      <style:table-row-properties fo:background-color="transparent" fo:keep-together="always">
        <style:background-image/>
      </style:table-row-properties>
    </style:style>
    <style:style style:name="Table1.60" style:family="table-row">
      <style:table-row-properties fo:background-color="transparent" fo:keep-together="always">
        <style:background-image/>
      </style:table-row-properties>
    </style:style>
    <style:style style:name="Table1.61" style:family="table-row">
      <style:table-row-properties fo:background-color="transparent" fo:keep-together="always">
        <style:background-image/>
      </style:table-row-properties>
    </style:style>
    <style:style style:name="Table1.62" style:family="table-row">
      <style:table-row-properties fo:background-color="transparent" fo:keep-together="always">
        <style:background-image/>
      </style:table-row-properties>
    </style:style>
    <style:style style:name="Table1.63" style:family="table-row">
      <style:table-row-properties fo:background-color="transparent" fo:keep-together="always">
        <style:background-image/>
      </style:table-row-properties>
    </style:style>
    <style:style style:name="Table1.64" style:family="table-row">
      <style:table-row-properties fo:background-color="transparent" fo:keep-together="always">
        <style:background-image/>
      </style:table-row-properties>
    </style:style>
    <style:style style:name="Table1.65" style:family="table-row">
      <style:table-row-properties fo:background-color="transparent" fo:keep-together="always">
        <style:background-image/>
      </style:table-row-properties>
    </style:style>
    <style:style style:name="Table1.66" style:family="table-row">
      <style:table-row-properties fo:background-color="transparent" fo:keep-together="always">
        <style:background-image/>
      </style:table-row-properties>
    </style:style>
    <style:style style:name="Table1.67" style:family="table-row">
      <style:table-row-properties fo:background-color="transparent" fo:keep-together="always">
        <style:background-image/>
      </style:table-row-properties>
    </style:style>
    <style:style style:name="Table1.68" style:family="table-row">
      <style:table-row-properties fo:background-color="transparent" fo:keep-together="always">
        <style:background-image/>
      </style:table-row-properties>
    </style:style>
    <style:style style:name="Table1.69" style:family="table-row">
      <style:table-row-properties fo:background-color="transparent" fo:keep-together="always">
        <style:background-image/>
      </style:table-row-properties>
    </style:style>
    <style:style style:name="Table1.70" style:family="table-row">
      <style:table-row-properties fo:background-color="transparent" fo:keep-together="always">
        <style:background-image/>
      </style:table-row-properties>
    </style:style>
    <style:style style:name="Table1.71" style:family="table-row">
      <style:table-row-properties fo:background-color="transparent" fo:keep-together="always">
        <style:background-image/>
      </style:table-row-properties>
    </style:style>
    <style:style style:name="Table1.72" style:family="table-row">
      <style:table-row-properties fo:background-color="transparent" fo:keep-together="always">
        <style:background-image/>
      </style:table-row-properties>
    </style:style>
    <style:style style:name="Table1.73" style:family="table-row">
      <style:table-row-properties fo:background-color="transparent" fo:keep-together="always">
        <style:background-image/>
      </style:table-row-properties>
    </style:style>
    <style:style style:name="Table1.74" style:family="table-row">
      <style:table-row-properties fo:background-color="transparent" fo:keep-together="always">
        <style:background-image/>
      </style:table-row-properties>
    </style:style>
    <style:style style:name="Table1.75" style:family="table-row">
      <style:table-row-properties fo:background-color="transparent" fo:keep-together="always">
        <style:background-image/>
      </style:table-row-properties>
    </style:style>
    <style:style style:name="Table1.76" style:family="table-row">
      <style:table-row-properties fo:background-color="transparent" fo:keep-together="always">
        <style:background-image/>
      </style:table-row-properties>
    </style:style>
    <style:style style:name="Table1.77" style:family="table-row">
      <style:table-row-properties fo:background-color="transparent" fo:keep-together="always">
        <style:background-image/>
      </style:table-row-properties>
    </style:style>
    <style:style style:name="Table1.78" style:family="table-row">
      <style:table-row-properties fo:background-color="transparent" fo:keep-together="always">
        <style:background-image/>
      </style:table-row-properties>
    </style:style>
    <style:style style:name="Table1.79" style:family="table-row">
      <style:table-row-properties fo:background-color="transparent" fo:keep-together="always">
        <style:background-image/>
      </style:table-row-properties>
    </style:style>
    <style:style style:name="Table1.80" style:family="table-row">
      <style:table-row-properties fo:background-color="transparent" fo:keep-together="always">
        <style:background-image/>
      </style:table-row-properties>
    </style:style>
    <style:style style:name="Table1.81" style:family="table-row">
      <style:table-row-properties fo:background-color="transparent" fo:keep-together="always">
        <style:background-image/>
      </style:table-row-properties>
    </style:style>
    <style:style style:name="Table1.82" style:family="table-row">
      <style:table-row-properties fo:background-color="transparent" fo:keep-together="always">
        <style:background-image/>
      </style:table-row-properties>
    </style:style>
    <style:style style:name="Table1.83" style:family="table-row">
      <style:table-row-properties fo:background-color="transparent" fo:keep-together="always">
        <style:background-image/>
      </style:table-row-properties>
    </style:style>
    <style:style style:name="Table1.84" style:family="table-row">
      <style:table-row-properties fo:background-color="transparent" fo:keep-together="always">
        <style:background-image/>
      </style:table-row-properties>
    </style:style>
    <style:style style:name="Table1.85" style:family="table-row">
      <style:table-row-properties fo:background-color="transparent" fo:keep-together="always">
        <style:background-image/>
      </style:table-row-properties>
    </style:style>
    <style:style style:name="Table1.86" style:family="table-row">
      <style:table-row-properties fo:background-color="transparent" fo:keep-together="always">
        <style:background-image/>
      </style:table-row-properties>
    </style:style>
    <style:style style:name="Table1.87" style:family="table-row">
      <style:table-row-properties fo:background-color="transparent" fo:keep-together="always">
        <style:background-image/>
      </style:table-row-properties>
    </style:style>
    <style:style style:name="Table1.88" style:family="table-row">
      <style:table-row-properties fo:background-color="transparent" fo:keep-together="always">
        <style:background-image/>
      </style:table-row-properties>
    </style:style>
    <style:style style:name="Table1.89" style:family="table-row">
      <style:table-row-properties fo:background-color="transparent" fo:keep-together="always">
        <style:background-image/>
      </style:table-row-properties>
    </style:style>
    <style:style style:name="Table1.90" style:family="table-row">
      <style:table-row-properties fo:background-color="transparent" fo:keep-together="always">
        <style:background-image/>
      </style:table-row-properties>
    </style:style>
    <style:style style:name="Table1.91" style:family="table-row">
      <style:table-row-properties fo:background-color="transparent" fo:keep-together="always">
        <style:background-image/>
      </style:table-row-properties>
    </style:style>
    <style:style style:name="Table1.92" style:family="table-row">
      <style:table-row-properties fo:background-color="transparent" fo:keep-together="always">
        <style:background-image/>
      </style:table-row-properties>
    </style:style>
    <style:style style:name="Table1.93" style:family="table-row">
      <style:table-row-properties fo:background-color="transparent" fo:keep-together="always">
        <style:background-image/>
      </style:table-row-properties>
    </style:style>
    <style:style style:name="Table1.94" style:family="table-row">
      <style:table-row-properties fo:background-color="transparent" fo:keep-together="always">
        <style:background-image/>
      </style:table-row-properties>
    </style:style>
    <style:style style:name="Table1.95" style:family="table-row">
      <style:table-row-properties fo:background-color="transparent" fo:keep-together="always">
        <style:background-image/>
      </style:table-row-properties>
    </style:style>
    <style:style style:name="Table1.96" style:family="table-row">
      <style:table-row-properties fo:background-color="transparent" fo:keep-together="always">
        <style:background-image/>
      </style:table-row-properties>
    </style:style>
    <style:style style:name="Table1.97" style:family="table-row">
      <style:table-row-properties fo:background-color="transparent" fo:keep-together="always">
        <style:background-image/>
      </style:table-row-properties>
    </style:style>
    <style:style style:name="Table1.98" style:family="table-row">
      <style:table-row-properties fo:background-color="transparent" fo:keep-together="always">
        <style:background-image/>
      </style:table-row-properties>
    </style:style>
    <style:style style:name="Table1.99" style:family="table-row">
      <style:table-row-properties fo:background-color="transparent" fo:keep-together="always">
        <style:background-image/>
      </style:table-row-properties>
    </style:style>
    <style:style style:name="Table1.100" style:family="table-row">
      <style:table-row-properties fo:background-color="transparent" fo:keep-together="always">
        <style:background-image/>
      </style:table-row-properties>
    </style:style>
    <style:style style:name="Table1.101" style:family="table-row">
      <style:table-row-properties fo:background-color="transparent" fo:keep-together="always">
        <style:background-image/>
      </style:table-row-properties>
    </style:style>
    <style:style style:name="Table1.102" style:family="table-row">
      <style:table-row-properties fo:background-color="transparent" fo:keep-together="always">
        <style:background-image/>
      </style:table-row-properties>
    </style:style>
    <style:style style:name="Table1.103" style:family="table-row">
      <style:table-row-properties fo:background-color="transparent" fo:keep-together="always">
        <style:background-image/>
      </style:table-row-properties>
    </style:style>
    <style:style style:name="Table1.104" style:family="table-row">
      <style:table-row-properties fo:background-color="transparent" fo:keep-together="always">
        <style:background-image/>
      </style:table-row-properties>
    </style:style>
    <style:style style:name="Table1.105" style:family="table-row">
      <style:table-row-properties fo:background-color="transparent" fo:keep-together="always">
        <style:background-image/>
      </style:table-row-properties>
    </style:style>
    <style:style style:name="Table1.106" style:family="table-row">
      <style:table-row-properties fo:background-color="transparent" fo:keep-together="always">
        <style:background-image/>
      </style:table-row-properties>
    </style:style>
    <style:style style:name="Table1.107" style:family="table-row">
      <style:table-row-properties fo:background-color="transparent" fo:keep-together="always">
        <style:background-image/>
      </style:table-row-properties>
    </style:style>
    <style:style style:name="Table1.108" style:family="table-row">
      <style:table-row-properties fo:background-color="transparent" fo:keep-together="always">
        <style:background-image/>
      </style:table-row-properties>
    </style:style>
    <style:style style:name="Table1.109" style:family="table-row">
      <style:table-row-properties fo:background-color="transparent" fo:keep-together="always">
        <style:background-image/>
      </style:table-row-properties>
    </style:style>
    <style:style style:name="Table1.110" style:family="table-row">
      <style:table-row-properties fo:background-color="transparent" fo:keep-together="always">
        <style:background-image/>
      </style:table-row-properties>
    </style:style>
    <style:style style:name="Table1.111" style:family="table-row">
      <style:table-row-properties fo:background-color="transparent" fo:keep-together="always">
        <style:background-image/>
      </style:table-row-properties>
    </style:style>
    <style:style style:name="Table1.112" style:family="table-row">
      <style:table-row-properties fo:background-color="transparent" fo:keep-together="always">
        <style:background-image/>
      </style:table-row-properties>
    </style:style>
    <style:style style:name="Table1.113" style:family="table-row">
      <style:table-row-properties fo:background-color="transparent" fo:keep-together="always">
        <style:background-image/>
      </style:table-row-properties>
    </style:style>
    <style:style style:name="Table1.114" style:family="table-row">
      <style:table-row-properties fo:background-color="transparent" fo:keep-together="always">
        <style:background-image/>
      </style:table-row-properties>
    </style:style>
    <style:style style:name="Table1.115" style:family="table-row">
      <style:table-row-properties fo:background-color="transparent" fo:keep-together="always">
        <style:background-image/>
      </style:table-row-properties>
    </style:style>
    <style:style style:name="Table1.116" style:family="table-row">
      <style:table-row-properties fo:background-color="transparent" fo:keep-together="always">
        <style:background-image/>
      </style:table-row-properties>
    </style:style>
    <style:style style:name="Table1.117" style:family="table-row">
      <style:table-row-properties fo:background-color="transparent" fo:keep-together="always">
        <style:background-image/>
      </style:table-row-properties>
    </style:style>
    <style:style style:name="Table1.118" style:family="table-row">
      <style:table-row-properties fo:background-color="transparent" fo:keep-together="always">
        <style:background-image/>
      </style:table-row-properties>
    </style:style>
    <style:style style:name="Table1.119" style:family="table-row">
      <style:table-row-properties fo:background-color="transparent" fo:keep-together="always">
        <style:background-image/>
      </style:table-row-properties>
    </style:style>
    <style:style style:name="Table1.120" style:family="table-row">
      <style:table-row-properties fo:background-color="transparent" fo:keep-together="always">
        <style:background-image/>
      </style:table-row-properties>
    </style:style>
    <style:style style:name="Table1.121" style:family="table-row">
      <style:table-row-properties fo:background-color="transparent" fo:keep-together="always">
        <style:background-image/>
      </style:table-row-properties>
    </style:style>
    <style:style style:name="Table1.122" style:family="table-row">
      <style:table-row-properties fo:background-color="transparent" fo:keep-together="always">
        <style:background-image/>
      </style:table-row-properties>
    </style:style>
    <style:style style:name="Table1.123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Text_20_body">
      <style:text-properties fo:language="it" fo:country="IT" officeooo:paragraph-rsid="0041617d"/>
    </style:style>
    <style:style style:name="P2" style:family="paragraph" style:parent-style-name="Example">
      <style:text-properties fo:language="it" fo:country="IT" officeooo:paragraph-rsid="0041617d"/>
    </style:style>
    <style:style style:name="P3" style:family="paragraph" style:parent-style-name="Title">
      <style:text-properties fo:language="it" fo:country="IT" officeooo:paragraph-rsid="0041617d"/>
    </style:style>
    <style:style style:name="P4" style:family="paragraph" style:parent-style-name="Text_20_body">
      <style:text-properties fo:language="it" fo:country="IT" officeooo:rsid="004f162d" officeooo:paragraph-rsid="004f162d"/>
    </style:style>
    <style:style style:name="P5" style:family="paragraph" style:parent-style-name="Text_20_body">
      <style:text-properties fo:language="it" fo:country="IT" officeooo:rsid="003482f1" officeooo:paragraph-rsid="0041617d"/>
    </style:style>
    <style:style style:name="P6" style:family="paragraph" style:parent-style-name="Example">
      <style:text-properties fo:language="it" fo:country="IT" officeooo:rsid="003482f1" officeooo:paragraph-rsid="0041617d"/>
    </style:style>
    <style:style style:name="P7" style:family="paragraph" style:parent-style-name="Text_20_body">
      <style:text-properties fo:language="it" fo:country="IT" officeooo:rsid="00356034" officeooo:paragraph-rsid="0041617d"/>
    </style:style>
    <style:style style:name="P8" style:family="paragraph" style:parent-style-name="Example">
      <style:text-properties fo:language="it" fo:country="IT" officeooo:rsid="00356034" officeooo:paragraph-rsid="0041617d"/>
    </style:style>
    <style:style style:name="P9" style:family="paragraph" style:parent-style-name="Text_20_body">
      <style:text-properties style:font-name="Roboto1" fo:font-size="9pt" fo:language="it" fo:country="IT" officeooo:rsid="003dcf81" officeooo:paragraph-rsid="0041617d" style:font-size-asian="9pt" style:font-size-complex="9pt"/>
    </style:style>
    <style:style style:name="P10" style:family="paragraph" style:parent-style-name="Text_20_body">
      <style:text-properties style:font-name="Roboto1" fo:font-size="9pt" fo:language="it" fo:country="IT" officeooo:rsid="003e1e72" officeooo:paragraph-rsid="0041617d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Roboto" fo:font-size="7.80000019073486pt" fo:language="it" fo:country="IT" fo:font-weight="bold" style:font-size-asian="7.80000019073486pt" style:font-weight-asian="bold" style:font-size-complex="7.80000019073486pt" style:font-weight-complex="bold"/>
    </style:style>
    <style:style style:name="P12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style:font-name="Roboto" fo:font-size="7.80000019073486pt" fo:language="it" fo:country="IT" fo:font-weight="bold" style:font-size-asian="7.80000019073486pt" style:font-weight-asian="bold" style:font-size-complex="7.80000019073486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Roboto" fo:font-size="7.80000019073486pt" fo:language="it" fo:country="IT" fo:font-weight="bold" officeooo:rsid="001b0179" officeooo:paragraph-rsid="001b0179" style:font-size-asian="7.80000019073486pt" style:font-weight-asian="bold" style:font-size-complex="7.8000001907348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Roboto" fo:font-size="7.80000019073486pt" fo:language="it" fo:country="IT" style:font-size-asian="7.80000019073486pt" style:font-size-complex="7.80000019073486pt"/>
    </style:style>
    <style:style style:name="P15" style:family="paragraph" style:parent-style-name="Table_20_Contents">
      <style:paragraph-properties fo:text-align="start" style:justify-single-word="false"/>
      <style:text-properties style:font-name="Roboto" fo:font-size="7.80000019073486pt" fo:language="it" fo:country="IT" officeooo:paragraph-rsid="005d4844" style:font-size-asian="7.80000019073486pt" style:font-size-complex="7.80000019073486pt"/>
    </style:style>
    <style:style style:name="P16" style:family="paragraph" style:parent-style-name="Table_20_Contents">
      <style:paragraph-properties fo:text-align="start" style:justify-single-word="false"/>
      <style:text-properties style:font-name="Roboto" fo:font-size="7.80000019073486pt" fo:language="it" fo:country="IT" officeooo:paragraph-rsid="003b29d2" style:font-size-asian="7.80000019073486pt" style:font-size-complex="7.80000019073486pt"/>
    </style:style>
    <style:style style:name="P17" style:family="paragraph" style:parent-style-name="Table_20_Contents">
      <style:paragraph-properties fo:text-align="start" style:justify-single-word="false"/>
      <style:text-properties style:font-name="Roboto" fo:font-size="7.80000019073486pt" fo:language="it" fo:country="IT" officeooo:paragraph-rsid="00603978" style:font-size-asian="7.80000019073486pt" style:font-size-complex="7.80000019073486pt"/>
    </style:style>
    <style:style style:name="P18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Roboto" fo:font-size="7.80000019073486pt" fo:language="it" fo:country="IT" officeooo:rsid="00505b9d" officeooo:paragraph-rsid="00505b9d" style:font-size-asian="7.80000019073486pt" style:font-size-complex="7.80000019073486pt"/>
    </style:style>
    <style:style style:name="P19" style:family="paragraph" style:parent-style-name="Table_20_Contents">
      <style:paragraph-properties fo:text-align="start" style:justify-single-word="false"/>
      <style:text-properties style:font-name="Roboto" fo:font-size="7.80000019073486pt" fo:language="it" fo:country="IT" officeooo:rsid="0050ecf8" officeooo:paragraph-rsid="0050ecf8" style:font-size-asian="7.80000019073486pt" style:font-size-complex="7.80000019073486pt"/>
    </style:style>
    <style:style style:name="P20" style:family="paragraph" style:parent-style-name="Table_20_Contents">
      <style:paragraph-properties fo:text-align="start" style:justify-single-word="false"/>
      <style:text-properties style:font-name="Roboto" fo:font-size="7.80000019073486pt" fo:language="it" fo:country="IT" officeooo:rsid="0051bda4" officeooo:paragraph-rsid="0051bda4" style:font-size-asian="7.80000019073486pt" style:font-size-complex="7.80000019073486pt"/>
    </style:style>
    <style:style style:name="P21" style:family="paragraph" style:parent-style-name="Table_20_Contents">
      <style:paragraph-properties fo:text-align="start" style:justify-single-word="false"/>
      <style:text-properties style:font-name="Roboto" fo:font-size="7.80000019073486pt" fo:language="it" fo:country="IT" officeooo:rsid="0055cbfb" style:font-size-asian="7.80000019073486pt" style:font-size-complex="7.80000019073486pt"/>
    </style:style>
    <style:style style:name="P22" style:family="paragraph" style:parent-style-name="Table_20_Contents">
      <style:paragraph-properties fo:text-align="start" style:justify-single-word="false"/>
      <style:text-properties style:font-name="Roboto" fo:font-size="7.80000019073486pt" fo:language="it" fo:country="IT" officeooo:rsid="0055cbfb" officeooo:paragraph-rsid="0055cbfb" style:font-size-asian="7.80000019073486pt" style:font-size-complex="7.80000019073486pt"/>
    </style:style>
    <style:style style:name="P23" style:family="paragraph" style:parent-style-name="Title">
      <style:text-properties fo:font-size="2pt" fo:language="it" fo:country="IT" style:font-size-asian="1.75pt" style:font-size-complex="2pt"/>
    </style:style>
    <style:style style:name="P24" style:family="paragraph" style:parent-style-name="Heading_20_1">
      <style:text-properties fo:language="it" fo:country="IT" officeooo:paragraph-rsid="0041617d"/>
    </style:style>
    <style:style style:name="P25" style:family="paragraph" style:parent-style-name="Heading_20_1">
      <style:text-properties fo:language="it" fo:country="IT" officeooo:rsid="004f162d" officeooo:paragraph-rsid="004f162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64e88" style:font-style-asian="italic" style:font-style-complex="italic"/>
    </style:style>
    <style:style style:name="T3" style:family="text">
      <style:text-properties fo:font-style="italic" officeooo:rsid="004e5d3d" style:font-style-asian="italic" style:font-style-complex="italic"/>
    </style:style>
    <style:style style:name="T4" style:family="text">
      <style:text-properties fo:font-style="italic" officeooo:rsid="004f162d" style:font-style-asian="italic" style:font-style-complex="italic"/>
    </style:style>
    <style:style style:name="T5" style:family="text">
      <style:text-properties fo:font-style="italic" officeooo:rsid="00505b9d" style:font-style-asian="italic" style:font-style-complex="italic"/>
    </style:style>
    <style:style style:name="T6" style:family="text">
      <style:text-properties fo:font-style="italic" officeooo:rsid="0050ecf8" style:font-style-asian="italic" style:font-style-complex="italic"/>
    </style:style>
    <style:style style:name="T7" style:family="text">
      <style:text-properties officeooo:rsid="002d1374"/>
    </style:style>
    <style:style style:name="T8" style:family="text">
      <style:text-properties officeooo:rsid="00302d5c"/>
    </style:style>
    <style:style style:name="T9" style:family="text">
      <style:text-properties style:font-name="Roboto1" fo:font-size="9pt" officeooo:rsid="00356034" style:font-size-asian="9pt" style:font-size-complex="9pt"/>
    </style:style>
    <style:style style:name="T10" style:family="text">
      <style:text-properties style:font-name="Roboto1" fo:font-size="9pt" officeooo:rsid="003752e0" style:font-size-asian="9pt" style:font-size-complex="9pt"/>
    </style:style>
    <style:style style:name="T11" style:family="text">
      <style:text-properties style:font-name="Roboto1" fo:font-size="9pt" officeooo:rsid="003dcf81" style:font-size-asian="9pt" style:font-size-complex="9pt"/>
    </style:style>
    <style:style style:name="T12" style:family="text">
      <style:text-properties style:font-name="Roboto1" fo:font-size="9pt" officeooo:rsid="004e5d3d" style:font-size-asian="9pt" style:font-size-complex="9pt"/>
    </style:style>
    <style:style style:name="T13" style:family="text">
      <style:text-properties style:font-name="Roboto1" fo:font-size="9pt" officeooo:rsid="0062af30" style:font-size-asian="9pt" style:font-size-complex="9pt"/>
    </style:style>
    <style:style style:name="T14" style:family="text">
      <style:text-properties style:font-name="Roboto" fo:font-size="9pt" fo:font-style="italic" fo:font-weight="normal" officeooo:rsid="001d411a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style:font-name="Roboto" fo:font-size="9pt" fo:font-style="italic" fo:font-weight="normal" officeooo:rsid="0030dc0c" style:font-size-asian="9pt" style:font-style-asian="italic" style:font-weight-asian="normal" style:font-size-complex="9pt" style:font-style-complex="italic" style:font-weight-complex="normal"/>
    </style:style>
    <style:style style:name="T16" style:family="text">
      <style:text-properties style:font-name="Roboto" fo:font-size="9pt" fo:font-style="italic" fo:font-weight="normal" officeooo:rsid="004a14f3" style:font-size-asian="9pt" style:font-style-asian="italic" style:font-weight-asian="normal" style:font-size-complex="9pt" style:font-style-complex="italic" style:font-weight-complex="normal"/>
    </style:style>
    <style:style style:name="T17" style:family="text">
      <style:text-properties style:font-name="Roboto" fo:font-size="9pt" fo:font-style="italic" fo:font-weight="normal" officeooo:rsid="004b7151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style:font-name="Roboto" fo:font-size="9pt" fo:font-style="italic" fo:font-weight="normal" officeooo:rsid="004f162d" style:font-size-asian="9pt" style:font-style-asian="italic" style:font-weight-asian="normal" style:font-size-complex="9pt" style:font-style-complex="italic" style:font-weight-complex="normal"/>
    </style:style>
    <style:style style:name="T19" style:family="text">
      <style:text-properties officeooo:rsid="0032a9d3"/>
    </style:style>
    <style:style style:name="T20" style:family="text">
      <style:text-properties officeooo:rsid="00356034"/>
    </style:style>
    <style:style style:name="T21" style:family="text">
      <style:text-properties officeooo:rsid="003752e0"/>
    </style:style>
    <style:style style:name="T22" style:family="text">
      <style:text-properties officeooo:rsid="0044dae5"/>
    </style:style>
    <style:style style:name="T23" style:family="text">
      <style:text-properties officeooo:rsid="00464e88"/>
    </style:style>
    <style:style style:name="T24" style:family="text">
      <style:text-properties officeooo:rsid="0047fcff"/>
    </style:style>
    <style:style style:name="T25" style:family="text">
      <style:text-properties officeooo:rsid="004e5d3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4e5d3d" style:font-style-asian="normal" style:font-style-complex="normal"/>
    </style:style>
    <style:style style:name="T28" style:family="text">
      <style:text-properties fo:font-style="normal" officeooo:rsid="004f162d" style:font-style-asian="normal" style:font-style-complex="normal"/>
    </style:style>
    <style:style style:name="T29" style:family="text">
      <style:text-properties fo:font-style="normal" officeooo:rsid="00505b9d" style:font-style-asian="normal" style:font-style-complex="normal"/>
    </style:style>
    <style:style style:name="T30" style:family="text">
      <style:text-properties fo:font-style="normal" officeooo:rsid="0050ecf8" style:font-style-asian="normal" style:font-style-complex="normal"/>
    </style:style>
    <style:style style:name="T31" style:family="text">
      <style:text-properties officeooo:rsid="004f162d"/>
    </style:style>
    <style:style style:name="T32" style:family="text">
      <style:text-properties officeooo:rsid="00505b9d"/>
    </style:style>
    <style:style style:name="T33" style:family="text">
      <style:text-properties officeooo:rsid="0050ecf8"/>
    </style:style>
    <style:style style:name="T34" style:family="text">
      <style:text-properties officeooo:rsid="0051bda4"/>
    </style:style>
    <style:style style:name="T35" style:family="text">
      <style:text-properties officeooo:rsid="0055cbfb"/>
    </style:style>
    <style:style style:name="T36" style:family="text">
      <style:text-properties officeooo:rsid="00603978"/>
    </style:style>
    <style:style style:name="T37" style:family="text">
      <style:text-properties officeooo:rsid="0062af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ki Pona</text:p>
      <text:p text:style-name="P1"><text:span text:style-name="T25">Il </text:span>Toki Pona <text:span text:style-name="T25">è una lingua artificiale creata dalla linguista e traduttrice canadese Sonja Lang nel 2001</text:span>. <text:span text:style-name="T25">È un esperimento per </text:span><text:span text:style-name="T37">creare la lingua più minimalista possibile</text:span>.</text:p>
      <text:p text:style-name="P1"><text:span text:style-name="T12">Quest</text:span><text:span text:style-name="T13">a faccia</text:span><text:span text:style-name="T12"> del foglio descrive l’intera grammatica, l’altr</text:span><text:span text:style-name="T13">a</text:span><text:span text:style-name="T12"> contiene tutto il vocabolario</text:span><text:span text:style-name="T11">.</text:span></text:p>
      <text:p text:style-name="P9"><text:span text:style-name="T25">Originale di</text:span> blinry, CC0.<text:line-break/><text:span text:style-name="T25">Tradotto da Lorenzo Botti, CC0</text:span></text:p>
      <text:p text:style-name="P10">morr.cc/toki-pona-<text:span text:style-name="T22">cheat-sheet</text:span>/</text:p>
      <text:h text:style-name="P24" text:outline-level="1">Alphabet</text:h>
      <text:p text:style-name="P1">Toki Pona <text:span text:style-name="T25">ha nove consonanti</text:span> (<text:span text:style-name="T1">j k l m n p s t w</text:span>) <text:span text:style-name="T25">e cinque vocali </text:span>(<text:span text:style-name="T1">a e i o u</text:span>). <text:span text:style-name="T25">La pronuncia non ha tanta importanza</text:span>.</text:p>
      <text:h text:style-name="P25" text:outline-level="1">Semplici frasi</text:h>
      <text:p text:style-name="P1"><text:span text:style-name="T25">La particella</text:span> <text:span text:style-name="T1">li</text:span> <text:span text:style-name="T25">separa il soggetto e il predicato</text:span>:</text:p>
      <text:p text:style-name="P2">soweli li moku. = <text:span text:style-name="T25">Il gatto mangia</text:span>.</text:p>
      <text:p text:style-name="P2">jan li lape. = <text:span text:style-name="T25">La persona dorme</text:span>.</text:p>
      <text:p text:style-name="P1"><text:span text:style-name="T25">Non esiste il verbo </text:span>“<text:span text:style-name="T25">essere</text:span>”; <text:span text:style-name="T25">la parte dopo </text:span><text:span text:style-name="T3">li</text:span><text:span text:style-name="T27"> può essere anche un nome o un aggettivo</text:span>. </text:p>
      <text:p text:style-name="P2">kili li moku. = <text:span text:style-name="T25">La frutta è buona</text:span>.</text:p>
      <text:p text:style-name="P2">telo li pona. = <text:span text:style-name="T25">L’aqua è buona</text:span>.</text:p>
      <text:p text:style-name="P2">telo li moku. = <text:span text:style-name="T25">L’acqua è una bevanda</text:span>.</text:p>
      <text:p text:style-name="P1"><text:span text:style-name="T25">Se il soggetto è</text:span> <text:span text:style-name="T1">mi</text:span> o <text:span text:style-name="T1">sina</text:span>, <text:span text:style-name="T25">il</text:span> <text:span text:style-name="T1">li</text:span> <text:span text:style-name="T25">è sempre omesso</text:span>:</text:p>
      <text:p text:style-name="P2">mi moku. = <text:span text:style-name="T25">Mangio</text:span>.</text:p>
      <text:p text:style-name="P2">sina pona. = <text:span text:style-name="T25">Sei buono</text:span>.</text:p>
      <text:h text:style-name="P25" text:outline-level="1">Ambiguità</text:h>
      <text:p text:style-name="P1">Toki Pona <text:span text:style-name="T25">è pieno di ambiguità</text:span>. <text:span text:style-name="T25">Spesso serve sapere il contesto per decidere come interpretare una frase</text:span><text:span text:style-name="T8">. </text:span><text:span text:style-name="T25">Per esempio, i verbi non hanno tempo</text:span>:</text:p>
      <text:p text:style-name="P2">mi moku. = <text:span text:style-name="T25">Sto mangiando</text:span>. / <text:span text:style-name="T25">Mangiavo</text:span>. / <text:span text:style-name="T25">Mangierò</text:span>.</text:p>
      <text:p text:style-name="P1"><text:span text:style-name="T25">Molte parole hanno tanti significati o sono molto generico</text:span>:</text:p>
      <text:p text:style-name="P2">soweli = <text:span text:style-name="T25">cane </text:span>/ <text:span text:style-name="T25">gatto </text:span>/ <text:span text:style-name="T24">(</text:span><text:span text:style-name="T25">qualunque mammifero di terra</text:span><text:span text:style-name="T24">)</text:span></text:p>
      <text:p text:style-name="P2">kili = <text:span text:style-name="T7">(</text:span><text:span text:style-name="T25">qualunque frutto o verdura</text:span><text:span text:style-name="T7">)</text:span></text:p>
      <text:p text:style-name="P1"><text:span text:style-name="T25">Molte parole svolgono lo ruolo di nome, verbo o aggettivo</text:span>:</text:p>
      <text:p text:style-name="P2">telo = <text:span text:style-name="T25">acqua </text:span>/ <text:span text:style-name="T25">bagnato </text:span>/ <text:span text:style-name="T25">lavare</text:span></text:p>
      <text:p text:style-name="P2">pona = <text:span text:style-name="T25">buono</text:span>, <text:span text:style-name="T25">semplice </text:span>/ <text:span text:style-name="T25">riparare, aggiustare</text:span></text:p>
      <text:p text:style-name="P1"><text:span text:style-name="T25">I nomi non hanno singolare o plurale, e non ci sono articoli</text:span>:</text:p>
      <text:p text:style-name="P2">kili = <text:span text:style-name="T25">un frutto </text:span>/ <text:span text:style-name="T25">la frutta </text:span>/ <text:span text:style-name="T25">dei frutti</text:span> / <text:span text:style-name="T25">i frutti</text:span></text:p>
      <text:h text:style-name="P25" text:outline-level="1">Complementi oggetti</text:h>
      <text:p text:style-name="P1"><text:span text:style-name="T25">La particella</text:span> <text:span text:style-name="T1">e</text:span> <text:span text:style-name="T25">separa il complemento oggetto</text:span> <text:span text:style-name="T25">dal resto della frase</text:span>:</text:p>
      <text:p text:style-name="P2">soweli li moku e telo. = <text:span text:style-name="T25">Il gatto beve l’acqua</text:span>.</text:p>
      <text:p text:style-name="P2"><text:span text:style-name="T14">m</text:span><text:span text:style-name="T15">i</text:span> telo e soweli. = <text:span text:style-name="T25">Sto lavando il gatto</text:span>.</text:p>
      <text:h text:style-name="P25" text:outline-level="1">Modificare le parole</text:h>
      <text:p text:style-name="P1"><text:span text:style-name="T25">Le parole possono essere modificate se accanto ad altre parole</text:span>:</text:p>
      <text:p text:style-name="P2">jan lili = <text:span text:style-name="T25">piccolo umano </text:span>= <text:span text:style-name="T25">bambino</text:span></text:p>
      <text:p text:style-name="P2">tomo mi = <text:span text:style-name="T25">casa mia</text:span></text:p>
      <text:p text:style-name="P2">pilin pona = <text:span text:style-name="T25">sentirsi bene </text:span>= <text:span text:style-name="T25">essere felice</text:span></text:p>
      <text:h text:style-name="P25" text:outline-level="1">Negazione</text:h>
      <text:p text:style-name="P1"><text:span text:style-name="T25">Per negare una parola, aggiungi</text:span> <text:span text:style-name="T1">ala</text:span>:</text:p>
      <text:p text:style-name="P2">mi lape ala. = <text:span text:style-name="T25">Non sto dormendo</text:span>.</text:p>
      <text:p text:style-name="P2">jan ala li toki. = <text:span text:style-name="T25">Nessuno sta parlando</text:span>.</text:p>
      <text:h text:style-name="P25" text:outline-level="1">Domande</text:h>
      <text:p text:style-name="P1"><text:span text:style-name="T25">Per porre domande si/no, sostituisci il verbo con</text:span> “<text:span text:style-name="T1">(verb</text:span><text:span text:style-name="T3">o</text:span><text:span text:style-name="T1">) ala (verb</text:span><text:span text:style-name="T3">o</text:span><text:span text:style-name="T1">)</text:span>”:</text:p>
      <text:p text:style-name="P2">sina ken ala ken lape? = <text:span text:style-name="T25">Riesci a dormire</text:span>?</text:p>
      <text:p text:style-name="P2">soweli li wile ala wile moku? = <text:span text:style-name="T25">Il gatto ha fame</text:span>?</text:p>
      <text:p text:style-name="P1"><text:span text:style-name="T25">Altrimenti, aggiungi</text:span> <text:span text:style-name="T1">anu seme </text:span><text:span text:style-name="T2">(”</text:span><text:span text:style-name="T3">o cosa?</text:span><text:span text:style-name="T2">”)</text:span> <text:span text:style-name="T25">alla frase</text:span>:</text:p>
      <text:p text:style-name="P2">sina wile uta e mi anu seme? = <text:span text:style-name="T25">Vuoi baciarmi</text:span>?</text:p>
      <text:p text:style-name="P1"><text:span text:style-name="T25">Per rispondere a queste domande, usa</text:span> “<text:span text:style-name="T1">(verb</text:span><text:span text:style-name="T3">o</text:span><text:span text:style-name="T1">)</text:span>” or “<text:span text:style-name="T1">(verb</text:span><text:span text:style-name="T3">o</text:span><text:span text:style-name="T1">) ala</text:span>”.</text:p>
      <text:p text:style-name="P1"><text:span text:style-name="T25">Per porre domande aperte</text:span>, <text:span text:style-name="T25">usa una normale frase e sosti</text:span><text:span text:style-name="T31">tuisci la parola che ti serve con</text:span> <text:span text:style-name="T1">seme</text:span>:</text:p>
      <text:p text:style-name="P2">sina moku e seme? = <text:span text:style-name="T31">Cosa stai mangiando</text:span>?</text:p>
      <text:p text:style-name="P2">seme li moku e kili mi? = <text:span text:style-name="T31">Chi/cosa ha mangiato la mia frutta</text:span>?</text:p>
      <text:h text:style-name="P25" text:outline-level="1">Modificare le parole con <text:span text:style-name="T1">pi</text:span></text:h>
      <text:p text:style-name="P1"><text:span text:style-name="T31">Per modificare un’espressione con un gruppo di parole</text:span>, <text:span text:style-name="T31">separale con la particella</text:span> <text:span text:style-name="T1">pi</text:span>. <text:span text:style-name="T31">Puoi immaginarla come se volesse dire</text:span> “<text:span text:style-name="T31">di</text:span>”. <text:span text:style-name="T31">Fai caso alla differenza</text:span><text:span text:style-name="T23">:</text:span></text:p>
      <text:p text:style-name="P2">tomo telo nasa = <text:span text:style-name="T31">(casa dell’acqua) pazza</text:span> <text:span text:style-name="T23">= </text:span><text:span text:style-name="T31">bagno strano</text:span></text:p>
      <text:p text:style-name="P2">tomo pi telo nasa = <text:span text:style-name="T31">casa dell’(acqua pazza)</text:span> = <text:span text:style-name="T31">bar</text:span></text:p>
      <text:p text:style-name="P2">jan wawa ala = <text:span text:style-name="T31">(persone forti) non = niente persone forti</text:span></text:p>
      <text:p text:style-name="P2">jan pi wawa ala = <text:span text:style-name="T31">persone di (non forte)</text:span> = <text:span text:style-name="T31">persone deboli</text:span></text:p>
      <text:h text:style-name="P25" text:outline-level="1">Aggiungere contesto con <text:span text:style-name="T1">la</text:span></text:h>
      <text:p text:style-name="P1"><text:span text:style-name="T31">Per aggiungere contesto a una frase</text:span>, <text:span text:style-name="T28">metti prima una espressione o frase, seguita da </text:span><text:span text:style-name="T4">la</text:span>. <text:span text:style-name="T31">Spesso ne esce fuori una struttura tipo</text:span><text:span text:style-name="T19"> “</text:span><text:span text:style-name="T31">Se</text:span><text:span text:style-name="T19"> (part</text:span><text:span text:style-name="T31">e</text:span><text:span text:style-name="T19"> 1), </text:span><text:span text:style-name="T31">allora</text:span><text:span text:style-name="T19"> (part</text:span><text:span text:style-name="T31">e</text:span><text:span text:style-name="T19"> 2)” </text:span><text:span text:style-name="T31">o</text:span><text:span text:style-name="T19"> “</text:span><text:span text:style-name="T31">Nel contesto di </text:span><text:span text:style-name="T19">(part</text:span><text:span text:style-name="T31">e</text:span><text:span text:style-name="T19"> 1), (part</text:span><text:span text:style-name="T31">e </text:span><text:span text:style-name="T19">2).”</text:span></text:p>
      <text:p text:style-name="P2">mi lape la ali li pona. = <text:span text:style-name="T31">Quando dormo, va tutto bene</text:span>.</text:p>
      <text:h text:style-name="P25" text:outline-level="1">Tempo</text:h>
      <text:p text:style-name="P1"><text:span text:style-name="T31">Puoi usare </text:span><text:span text:style-name="T4">la</text:span><text:span text:style-name="T28"> per aggiungere contesto temporale a una frase</text:span>:</text:p>
      <text:p text:style-name="P2">tenpo ni la mi lape. = <text:span text:style-name="T31">Sto dormendo adesso</text:span>.</text:p>
      <text:p text:style-name="P2">tenpo kama la mi lape. = <text:span text:style-name="T31">Nel futuro dormirò</text:span>.</text:p>
      <text:p text:style-name="P2">tenpo pini la mi lape. = <text:span text:style-name="T31">Ho dormito nel passato</text:span>.</text:p>
      <text:h text:style-name="P25" text:outline-level="1">Frasi composte</text:h>
      <text:p text:style-name="P1"><text:span text:style-name="T28">Separa più soggetti in una frase con </text:span><text:span text:style-name="T4">le</text:span><text:span text:style-name="T20">:</text:span></text:p>
      <text:p text:style-name="P2"><text:span text:style-name="T9">l</text:span><text:span text:style-name="T10">ape en moku</text:span><text:span text:style-name="T21"> li suli. = </text:span><text:span text:style-name="T31">Il cibo e il sonno sono importanti</text:span><text:span text:style-name="T21">.</text:span></text:p>
      <text:p text:style-name="P4">Per dire che il soggetto fa più cose, usa diverse particelle <text:span text:style-name="T1">li</text:span><text:span text:style-name="T26">:</text:span></text:p>
      <text:p text:style-name="P6">pipi li moku li pakala. = <text:span text:style-name="T31">L’insetto mangia e distrugge</text:span>.</text:p>
      <text:p text:style-name="P5"><text:span text:style-name="T31">Se un verbo ha più complementi oggetti, puoi usare più particelle </text:span><text:span text:style-name="T4">e</text:span>:</text:p>
      <text:p text:style-name="P6">mi moku e kili e telo. = <text:span text:style-name="T31">Consumo frutta e acqua</text:span>.</text:p>
      <text:h text:style-name="P25" text:outline-level="1">Parole non ufficiali</text:h>
      <text:p text:style-name="P1"><text:span text:style-name="T31">Le parole non ufficiali </text:span>(<text:span text:style-name="T31">come i nomi di paesi, lingue o persone</text:span>) <text:span text:style-name="T31">cominciano con la maiuscola e sono trattati come aggettivi</text:span>. <text:span text:style-name="T31">Seguono un nome, e spesso vengono adattati al limitato alfabeto del toki pona</text:span>:</text:p>
      <text:p text:style-name="P2">mi jan <text:span text:style-name="T17">K</text:span><text:span text:style-name="T16">apile</text:span>. = <text:span text:style-name="T18">Sono Gabriele</text:span>.</text:p>
      <text:p text:style-name="P2">ma Kanata li pona lukin. = <text:span text:style-name="T31">Il Canada è bello</text:span>.</text:p>
      <text:p text:style-name="P2">mi toki ala e toki Inli. = <text:span text:style-name="T31">Non parlo inglese</text:span>.</text:p>
      <text:p text:style-name="P2">ma tomo Nujoka li suli. = <text:span text:style-name="T31">New York è grande</text:span>.</text:p>
      <text:h text:style-name="P25" text:outline-level="1">Preposizioni</text:h>
      <text:p text:style-name="P7"><text:span text:style-name="T1">lon</text:span>, <text:span text:style-name="T1">kepeken</text:span>, <text:span text:style-name="T1">tawa</text:span>, <text:span text:style-name="T31">e</text:span> <text:span text:style-name="T1">tan</text:span> <text:span text:style-name="T31">possono essere usate come preposizioni alla fine di una frase</text:span>:</text:p>
      <text:p text:style-name="P2">mi moku lon tomo. = <text:span text:style-name="T31">Mangio in casa</text:span>.</text:p>
      <text:p text:style-name="P8">mi moku kepeken ilo moku. = <text:span text:style-name="T31">Mangio con una forchetta</text:span>.</text:p>
      <text:p text:style-name="P8">sina pona tawa mi. = <text:span text:style-name="T31">Sei buono per me</text:span>. = <text:span text:style-name="T31">Mi piaci</text:span>.</text:p>
      <text:p text:style-name="P2"><text:span text:style-name="T20">sina tawa weka tan seme? = </text:span><text:span text:style-name="T18">Perché te ne stai andando</text:span><text:span text:style-name="T20">?</text:span></text:p>
      <text:h text:style-name="P25" text:outline-level="1">Ordini</text:h>
      <text:p text:style-name="P1"><text:span text:style-name="T32">Per esprimere un comando, usa la particella </text:span><text:span text:style-name="T5">o</text:span><text:span text:style-name="T29"> seguita da quello che vuoi che l’altra persona faccia</text:span>:</text:p>
      <text:p text:style-name="P2">o lukin e ni! = <text:span text:style-name="T32">Guarda qua</text:span>!</text:p>
      <text:p text:style-name="P1"><text:span text:style-name="T32">Per rivolgersi a qualcuno, usa</text:span> “<text:span text:style-name="T1">(person</text:span><text:span text:style-name="T5">a</text:span><text:span text:style-name="T1">) o,</text:span>”:</text:p>
      <text:p text:style-name="P2">jan <text:span text:style-name="T14">M</text:span><text:span text:style-name="T16">alin</text:span> o, sina pona lukin. = <text:span text:style-name="T14">M</text:span><text:span text:style-name="T16">alin</text:span>, <text:span text:style-name="T32">sei bello</text:span>.</text:p>
      <text:p text:style-name="P1"><text:span text:style-name="T32">Puoi usarlo anche per dare un comando a qualcuno, unendo le due</text:span> <text:span text:style-name="T1">o</text:span>:</text:p>
      <text:p text:style-name="P2">jan San o tawa tom<text:span text:style-name="T22">o</text:span> sina. = Sam, <text:span text:style-name="T32">vai a casa</text:span>.</text:p>
      <text:h text:style-name="P25" text:outline-level="1">Numeri</text:h>
      <text:p text:style-name="P1"><text:span text:style-name="T32">Unisci le parole dei numeri per sommarli</text:span>:</text:p>
      <text:p text:style-name="P2">wan = 1 <text:s text:c="4"/>tu = 2 <text:s text:c="4"/>luka = 5</text:p>
      <text:p text:style-name="P2">luka luka tu wan = 13</text:p>
      <text:h text:style-name="P24" text:outline-level="1"><text:span text:style-name="T31">E questo è tutto</text:span>!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a</text:p>
          </table:table-cell>
          <table:table-cell table:style-name="Table1.A1" office:value-type="string">
            <text:p text:style-name="P14">(<text:span text:style-name="T32">enfasi, emozione o conferma</text:span>)</text:p>
          </table:table-cell>
        </table:table-row>
        <table:table-row table:style-name="Table1.2">
          <table:table-cell table:style-name="Table1.A1" office:value-type="string">
            <text:p text:style-name="P11">akesi</text:p>
          </table:table-cell>
          <table:table-cell table:style-name="Table1.A1" office:value-type="string">
            <text:p text:style-name="P18">animale brutto, rettile, anfibio</text:p>
          </table:table-cell>
        </table:table-row>
        <table:table-row table:style-name="Table1.3">
          <table:table-cell table:style-name="Table1.A1" office:value-type="string">
            <text:p text:style-name="P11">ala</text:p>
          </table:table-cell>
          <table:table-cell table:style-name="Table1.A1" office:value-type="string">
            <text:p text:style-name="P19">no, non, zero</text:p>
          </table:table-cell>
        </table:table-row>
        <table:table-row table:style-name="Table1.4">
          <table:table-cell table:style-name="Table1.A1" office:value-type="string">
            <text:p text:style-name="P11">alasa</text:p>
          </table:table-cell>
          <table:table-cell table:style-name="Table1.A1" office:value-type="string">
            <text:p text:style-name="P19">cacciare, cercare</text:p>
          </table:table-cell>
        </table:table-row>
        <table:table-row table:style-name="Table1.5">
          <table:table-cell table:style-name="Table1.A1" office:value-type="string">
            <text:p text:style-name="P11">ali</text:p>
          </table:table-cell>
          <table:table-cell table:style-name="Table1.A1" office:value-type="string">
            <text:p text:style-name="P14"><text:span text:style-name="T33">tutto; abbondante</text:span>, <text:span text:style-name="T33">innumerevole</text:span>, <text:span text:style-name="T33">abbondante</text:span>, <text:span text:style-name="T33">ogni</text:span>, <text:span text:style-name="T33">copioso</text:span>; <text:span text:style-name="T33">abbondanza</text:span>, <text:span text:style-name="T33">tutto,</text:span> <text:span text:style-name="T33">vita</text:span>, <text:span text:style-name="T33">universo</text:span>; 100</text:p>
          </table:table-cell>
        </table:table-row>
        <table:table-row table:style-name="Table1.6">
          <table:table-cell table:style-name="Table1.A1" office:value-type="string">
            <text:p text:style-name="P11">anpa</text:p>
          </table:table-cell>
          <table:table-cell table:style-name="Table1.A1" office:value-type="string">
            <text:p text:style-name="P14"><text:span text:style-name="T33">sotto, fondo; inchinarsi</text:span>, <text:span text:style-name="T33">verso il basso</text:span>, <text:span text:style-name="T33">umile</text:span>, <text:span text:style-name="T33">modesto</text:span>, <text:span text:style-name="T33">dipendente; pavimento</text:span></text:p>
          </table:table-cell>
        </table:table-row>
        <table:table-row table:style-name="Table1.7">
          <table:table-cell table:style-name="Table1.A1" office:value-type="string">
            <text:p text:style-name="P11">ante</text:p>
          </table:table-cell>
          <table:table-cell table:style-name="Table1.A1" office:value-type="string">
            <text:p text:style-name="P19">diverso, alterato, cambiato, altro</text:p>
          </table:table-cell>
        </table:table-row>
        <table:table-row table:style-name="Table1.8">
          <table:table-cell table:style-name="Table1.A1" office:value-type="string">
            <text:p text:style-name="P11">anu</text:p>
          </table:table-cell>
          <table:table-cell table:style-name="Table1.A1" office:value-type="string">
            <text:p text:style-name="P14">o</text:p>
          </table:table-cell>
        </table:table-row>
        <table:table-row table:style-name="Table1.9">
          <table:table-cell table:style-name="Table1.A1" office:value-type="string">
            <text:p text:style-name="P11">awen</text:p>
          </table:table-cell>
          <table:table-cell table:style-name="Table1.A1" office:value-type="string">
            <text:p text:style-name="P14"><text:span text:style-name="T33">costante; duraturo</text:span>, <text:span text:style-name="T33">mantenuto</text:span>, <text:span text:style-name="T33">protetto</text:span>, <text:span text:style-name="T33">sicuro</text:span>, <text:span text:style-name="T33">aspettare</text:span>, <text:span text:style-name="T33">restare</text:span>; <text:span text:style-name="T33">continuare a</text:span></text:p>
          </table:table-cell>
        </table:table-row>
        <table:table-row table:style-name="Table1.10">
          <table:table-cell table:style-name="Table1.A1" office:value-type="string">
            <text:p text:style-name="P11">e</text:p>
          </table:table-cell>
          <table:table-cell table:style-name="Table1.A1" office:value-type="string">
            <text:p text:style-name="P14">(<text:span text:style-name="T33">precede il complemento oggetto</text:span>)</text:p>
          </table:table-cell>
        </table:table-row>
        <table:table-row table:style-name="Table1.11">
          <table:table-cell table:style-name="Table1.A1" office:value-type="string">
            <text:p text:style-name="P11">en</text:p>
          </table:table-cell>
          <table:table-cell table:style-name="Table1.A1" office:value-type="string">
            <text:p text:style-name="P14">(<text:span text:style-name="T33">separa più soggetti</text:span>)</text:p>
          </table:table-cell>
        </table:table-row>
        <table:table-row table:style-name="Table1.12">
          <table:table-cell table:style-name="Table1.A1" office:value-type="string">
            <text:p text:style-name="P11">esun</text:p>
          </table:table-cell>
          <table:table-cell table:style-name="Table1.A1" office:value-type="string">
            <text:p text:style-name="P14"><text:span text:style-name="T33">negozio, mercato</text:span>, bazaar, <text:span text:style-name="T33">transazione, comprare</text:span></text:p>
          </table:table-cell>
        </table:table-row>
        <table:table-row table:style-name="Table1.13">
          <table:table-cell table:style-name="Table1.A1" office:value-type="string">
            <text:p text:style-name="P11">ijo</text:p>
          </table:table-cell>
          <table:table-cell table:style-name="Table1.A1" office:value-type="string">
            <text:p text:style-name="P19">cosa, fenomeno, oggetto, materia</text:p>
          </table:table-cell>
        </table:table-row>
        <table:table-row table:style-name="Table1.14">
          <table:table-cell table:style-name="Table1.A1" office:value-type="string">
            <text:p text:style-name="P11">ike</text:p>
          </table:table-cell>
          <table:table-cell table:style-name="Table1.A1" office:value-type="string">
            <text:p text:style-name="P14"><text:span text:style-name="T33">brutto, negativo</text:span>; <text:span text:style-name="T33">non essenziale</text:span>, <text:span text:style-name="T33">irrilevante</text:span></text:p>
          </table:table-cell>
        </table:table-row>
        <table:table-row table:style-name="Table1.15">
          <table:table-cell table:style-name="Table1.A1" office:value-type="string">
            <text:p text:style-name="P11">ilo</text:p>
          </table:table-cell>
          <table:table-cell table:style-name="Table1.A1" office:value-type="string">
            <text:p text:style-name="P19">strumento, macchina, implementare, dispositivo</text:p>
          </table:table-cell>
        </table:table-row>
        <table:table-row table:style-name="Table1.16">
          <table:table-cell table:style-name="Table1.A1" office:value-type="string">
            <text:p text:style-name="P11">insa</text:p>
          </table:table-cell>
          <table:table-cell table:style-name="Table1.A1" office:value-type="string">
            <text:p text:style-name="P14"><text:span text:style-name="T33">centro contenuto;</text:span> <text:span text:style-name="T33">dentro, tra</text:span>; <text:span text:style-name="T33">organo interno, stomaco</text:span></text:p>
          </table:table-cell>
        </table:table-row>
        <table:table-row table:style-name="Table1.17">
          <table:table-cell table:style-name="Table1.A1" office:value-type="string">
            <text:p text:style-name="P11">jaki</text:p>
          </table:table-cell>
          <table:table-cell table:style-name="Table1.A1" office:value-type="string">
            <text:p text:style-name="P14"><text:span text:style-name="T33">disgustoso, osceno</text:span>, <text:span text:style-name="T33">malato, tossico</text:span>, <text:span text:style-name="T33">sporco, non igienico</text:span></text:p>
          </table:table-cell>
        </table:table-row>
        <table:table-row table:style-name="Table1.18">
          <table:table-cell table:style-name="Table1.A1" office:value-type="string">
            <text:p text:style-name="P11">jan</text:p>
          </table:table-cell>
          <table:table-cell table:style-name="Table1.A1" office:value-type="string">
            <text:p text:style-name="P14"><text:span text:style-name="T33">essere umano;</text:span> <text:span text:style-name="T33">persona, qualcuno</text:span></text:p>
          </table:table-cell>
        </table:table-row>
        <table:table-row table:style-name="Table1.19">
          <table:table-cell table:style-name="Table1.A1" office:value-type="string">
            <text:p text:style-name="P11">jelo</text:p>
          </table:table-cell>
          <table:table-cell table:style-name="Table1.A1" office:value-type="string">
            <text:p text:style-name="P19">giallo, giallognolo</text:p>
          </table:table-cell>
        </table:table-row>
        <table:table-row table:style-name="Table1.20">
          <table:table-cell table:style-name="Table1.A1" office:value-type="string">
            <text:p text:style-name="P11">jo</text:p>
          </table:table-cell>
          <table:table-cell table:style-name="Table1.A1" office:value-type="string">
            <text:p text:style-name="P19">avere, portare, contenere, reggere</text:p>
          </table:table-cell>
        </table:table-row>
        <table:table-row table:style-name="Table1.21">
          <table:table-cell table:style-name="Table1.A1" office:value-type="string">
            <text:p text:style-name="P11">kala</text:p>
          </table:table-cell>
          <table:table-cell table:style-name="Table1.A1" office:value-type="string">
            <text:p text:style-name="P19">pesce, animale d’acqua, creatura sottomarina</text:p>
          </table:table-cell>
        </table:table-row>
        <table:table-row table:style-name="Table1.22">
          <table:table-cell table:style-name="Table1.A1" office:value-type="string">
            <text:p text:style-name="P11">kalama</text:p>
          </table:table-cell>
          <table:table-cell table:style-name="Table1.A1" office:value-type="string">
            <text:p text:style-name="P14"><text:span text:style-name="T33">suono</text:span>; <text:span text:style-name="T33">riprodurre un suono, recitare</text:span>, <text:span text:style-name="T33">dire ad alta voce</text:span></text:p>
          </table:table-cell>
        </table:table-row>
        <table:table-row table:style-name="Table1.23">
          <table:table-cell table:style-name="Table1.A1" office:value-type="string">
            <text:p text:style-name="P11">kama</text:p>
          </table:table-cell>
          <table:table-cell table:style-name="Table1.A1" office:value-type="string">
            <text:p text:style-name="P14"><text:span text:style-name="T33">arrivare, arrivo</text:span>, <text:span text:style-name="T33">futuro</text:span>, <text:span text:style-name="T33">convocato</text:span>; <text:span text:style-name="T33">diventare, avere successo in</text:span></text:p>
          </table:table-cell>
        </table:table-row>
        <table:table-row table:style-name="Table1.24">
          <table:table-cell table:style-name="Table1.A1" office:value-type="string">
            <text:p text:style-name="P11">kasi</text:p>
          </table:table-cell>
          <table:table-cell table:style-name="Table1.A1" office:value-type="string">
            <text:p text:style-name="P14"><text:span text:style-name="T33">pianta, vegetale</text:span>; <text:span text:style-name="T33">erba, pianta</text:span></text:p>
          </table:table-cell>
        </table:table-row>
        <table:table-row table:style-name="Table1.25">
          <table:table-cell table:style-name="Table1.A1" office:value-type="string">
            <text:p text:style-name="P11">ken</text:p>
          </table:table-cell>
          <table:table-cell table:style-name="Table1.A1" office:value-type="string">
            <text:p text:style-name="P14"><text:span text:style-name="T33">essere in grado di</text:span>, <text:span text:style-name="T33">avere il permesso di,</text:span> <text:span text:style-name="T33">potere; magari, possibile</text:span></text:p>
          </table:table-cell>
        </table:table-row>
        <table:table-row table:style-name="Table1.26">
          <table:table-cell table:style-name="Table1.A1" office:value-type="string">
            <text:p text:style-name="P11">kepeken</text:p>
          </table:table-cell>
          <table:table-cell table:style-name="Table1.A1" office:value-type="string">
            <text:p text:style-name="P19">usare; con, tramite</text:p>
          </table:table-cell>
        </table:table-row>
        <table:table-row table:style-name="Table1.27">
          <table:table-cell table:style-name="Table1.A1" office:value-type="string">
            <text:p text:style-name="P11">kili</text:p>
          </table:table-cell>
          <table:table-cell table:style-name="Table1.A1" office:value-type="string">
            <text:p text:style-name="P19">frutto, verdura, fungo</text:p>
          </table:table-cell>
        </table:table-row>
        <table:table-row table:style-name="Table1.28">
          <table:table-cell table:style-name="Table1.A1" office:value-type="string">
            <text:p text:style-name="P13">kin</text:p>
          </table:table-cell>
          <table:table-cell table:style-name="Table1.A1" office:value-type="string">
            <text:p text:style-name="P19">infatti, comunque, anche (intercalare)</text:p>
          </table:table-cell>
        </table:table-row>
        <table:table-row table:style-name="Table1.29">
          <table:table-cell table:style-name="Table1.A1" office:value-type="string">
            <text:p text:style-name="P11">kiwen</text:p>
          </table:table-cell>
          <table:table-cell table:style-name="Table1.A1" office:value-type="string">
            <text:p text:style-name="P14"><text:span text:style-name="T33">oggetto duro</text:span>, metal<text:span text:style-name="T33">lo</text:span>, <text:span text:style-name="T33">roccia</text:span>, <text:span text:style-name="T33">pietra</text:span></text:p>
          </table:table-cell>
        </table:table-row>
        <table:table-row table:style-name="Table1.30">
          <table:table-cell table:style-name="Table1.A1" office:value-type="string">
            <text:p text:style-name="P11">ko</text:p>
          </table:table-cell>
          <table:table-cell table:style-name="Table1.A1" office:value-type="string">
            <text:p text:style-name="P14"><text:span text:style-name="T33">creta</text:span>, <text:span text:style-name="T33">forma appiccicosa</text:span>, <text:span text:style-name="T33">impasto</text:span>, semisolid<text:span text:style-name="T33">o</text:span>, <text:span text:style-name="T33">colla</text:span>, po<text:span text:style-name="T33">lvere</text:span></text:p>
          </table:table-cell>
        </table:table-row>
        <table:table-row table:style-name="Table1.31">
          <table:table-cell table:style-name="Table1.A1" office:value-type="string">
            <text:p text:style-name="P11">kon</text:p>
          </table:table-cell>
          <table:table-cell table:style-name="Table1.A1" office:value-type="string">
            <text:p text:style-name="P14"><text:span text:style-name="T33">aria, respiro</text:span>; <text:span text:style-name="T33">essenza, spirito</text:span>; <text:span text:style-name="T33">realtà nascosta</text:span>, <text:span text:style-name="T33">agente invisibile</text:span></text:p>
          </table:table-cell>
        </table:table-row>
        <table:table-row table:style-name="Table1.32">
          <table:table-cell table:style-name="Table1.A1" office:value-type="string">
            <text:p text:style-name="P11">kule</text:p>
          </table:table-cell>
          <table:table-cell table:style-name="Table1.A1" office:value-type="string">
            <text:p text:style-name="P19">colore; colorato, dipinto, pigmentato</text:p>
          </table:table-cell>
        </table:table-row>
        <table:table-row table:style-name="Table1.33">
          <table:table-cell table:style-name="Table1.A1" office:value-type="string">
            <text:p text:style-name="P11">kulupu</text:p>
          </table:table-cell>
          <table:table-cell table:style-name="Table1.A1" office:value-type="string">
            <text:p text:style-name="P14"><text:span text:style-name="T33">comunità, compagnia;</text:span> <text:span text:style-name="T33">gruppo, nazione</text:span>, <text:span text:style-name="T33">società, tribù</text:span></text:p>
          </table:table-cell>
        </table:table-row>
        <table:table-row table:style-name="Table1.34">
          <table:table-cell table:style-name="Table1.A1" office:value-type="string">
            <text:p text:style-name="P11">kute</text:p>
          </table:table-cell>
          <table:table-cell table:style-name="Table1.A1" office:value-type="string">
            <text:p text:style-name="P14"><text:span text:style-name="T33">ascolto, sentire;</text:span> <text:span text:style-name="T33">ascoltare</text:span>; <text:span text:style-name="T33">prestare attenzione</text:span>, <text:span text:style-name="T33">obbedire</text:span></text:p>
          </table:table-cell>
        </table:table-row>
        <table:table-row table:style-name="Table1.35">
          <table:table-cell table:style-name="Table1.A1" office:value-type="string">
            <text:p text:style-name="P11">la</text:p>
          </table:table-cell>
          <table:table-cell table:style-name="Table1.A1" office:value-type="string">
            <text:p text:style-name="P14">(<text:span text:style-name="T33">tra la frase di contesto o l’avverbio e la frase principale</text:span>)</text:p>
          </table:table-cell>
        </table:table-row>
        <table:table-row table:style-name="Table1.36">
          <table:table-cell table:style-name="Table1.A1" office:value-type="string">
            <text:p text:style-name="P11">lape</text:p>
          </table:table-cell>
          <table:table-cell table:style-name="Table1.A1" office:value-type="string">
            <text:p text:style-name="P19">sonno; dormire, riposare</text:p>
          </table:table-cell>
        </table:table-row>
        <table:table-row table:style-name="Table1.37">
          <table:table-cell table:style-name="Table1.A1" office:value-type="string">
            <text:p text:style-name="P11">laso</text:p>
          </table:table-cell>
          <table:table-cell table:style-name="Table1.A1" office:value-type="string">
            <text:p text:style-name="P19">blu, verde</text:p>
          </table:table-cell>
        </table:table-row>
        <table:table-row table:style-name="Table1.38">
          <table:table-cell table:style-name="Table1.A1" office:value-type="string">
            <text:p text:style-name="P11">lawa</text:p>
          </table:table-cell>
          <table:table-cell table:style-name="Table1.A1" office:value-type="string">
            <text:p text:style-name="P14"><text:span text:style-name="T33">testa, mente</text:span>; <text:span text:style-name="T33">controllare</text:span>, dir<text:span text:style-name="T33">igere</text:span>, guid<text:span text:style-name="T33">a</text:span>, <text:span text:style-name="T33">conduzione</text:span>, <text:span text:style-name="T33">proprio</text:span>, <text:span text:style-name="T33">piano</text:span>, reg<text:span text:style-name="T33">olare</text:span>, r<text:span text:style-name="T33">egola</text:span></text:p>
          </table:table-cell>
        </table:table-row>
        <table:table-row table:style-name="Table1.39">
          <table:table-cell table:style-name="Table1.A1" office:value-type="string">
            <text:p text:style-name="P11">len</text:p>
          </table:table-cell>
          <table:table-cell table:style-name="Table1.A1" office:value-type="string">
            <text:p text:style-name="P14"><text:span text:style-name="T33">stoffa</text:span>, <text:span text:style-name="T33">tessuto</text:span>, <text:span text:style-name="T33">tessile</text:span>; co<text:span text:style-name="T33">pertura</text:span>, <text:span text:style-name="T33">privacy</text:span></text:p>
          </table:table-cell>
        </table:table-row>
        <table:table-row table:style-name="Table1.40">
          <table:table-cell table:style-name="Table1.A1" office:value-type="string">
            <text:p text:style-name="P11">lete</text:p>
          </table:table-cell>
          <table:table-cell table:style-name="Table1.A1" office:value-type="string">
            <text:p text:style-name="P14"><text:span text:style-name="T33">freddo, fresco</text:span>; <text:span text:style-name="T33">crudo</text:span></text:p>
          </table:table-cell>
        </table:table-row>
        <table:table-row table:style-name="Table1.41">
          <table:table-cell table:style-name="Table1.A1" office:value-type="string">
            <text:p text:style-name="P11">li</text:p>
          </table:table-cell>
          <table:table-cell table:style-name="Table1.A1" office:value-type="string">
            <text:p text:style-name="P14">(<text:span text:style-name="T33">introduce il predicato, a meno che il soggetto non sia </text:span><text:span text:style-name="T6">mi</text:span><text:span text:style-name="T30"> o </text:span><text:span text:style-name="T6">sina</text:span>)</text:p>
          </table:table-cell>
        </table:table-row>
        <table:table-row table:style-name="Table1.42">
          <table:table-cell table:style-name="Table1.A1" office:value-type="string">
            <text:p text:style-name="P11">lili</text:p>
          </table:table-cell>
          <table:table-cell table:style-name="Table1.A1" office:value-type="string">
            <text:p text:style-name="P14"><text:span text:style-name="T33">piccolo, corto</text:span>; <text:span text:style-name="T33">poco</text:span>; <text:span text:style-name="T33">un pò</text:span>; <text:span text:style-name="T33">giovane</text:span></text:p>
          </table:table-cell>
        </table:table-row>
        <table:table-row table:style-name="Table1.43">
          <table:table-cell table:style-name="Table1.A1" office:value-type="string">
            <text:p text:style-name="P11">linja</text:p>
          </table:table-cell>
          <table:table-cell table:style-name="Table1.A1" office:value-type="string">
            <text:p text:style-name="P14"><text:span text:style-name="T33">cosa lunga e flessibile</text:span>; <text:span text:style-name="T33">cavo, capello, corda</text:span>, <text:span text:style-name="T33">filo</text:span></text:p>
          </table:table-cell>
        </table:table-row>
        <table:table-row table:style-name="Table1.44">
          <table:table-cell table:style-name="Table1.A1" office:value-type="string">
            <text:p text:style-name="P11">lipu</text:p>
          </table:table-cell>
          <table:table-cell table:style-name="Table1.A1" office:value-type="string">
            <text:p text:style-name="P14"><text:span text:style-name="T33">oggetto piatto </text:span><text:span text:style-name="T37">e pieghevole</text:span>; <text:span text:style-name="T37">foglio di carta, </text:span><text:span text:style-name="T33">libro</text:span>, <text:span text:style-name="T33">documento</text:span>, <text:span text:style-name="T33">sito web</text:span></text:p>
          </table:table-cell>
        </table:table-row>
        <table:table-row table:style-name="Table1.45">
          <table:table-cell table:style-name="Table1.A1" office:value-type="string">
            <text:p text:style-name="P11">loje</text:p>
          </table:table-cell>
          <table:table-cell table:style-name="Table1.A1" office:value-type="string">
            <text:p text:style-name="P19">rosso</text:p>
          </table:table-cell>
        </table:table-row>
        <table:table-row table:style-name="Table1.46">
          <table:table-cell table:style-name="Table1.A1" office:value-type="string">
            <text:p text:style-name="P11">lon</text:p>
          </table:table-cell>
          <table:table-cell table:style-name="Table1.A1" office:value-type="string">
            <text:p text:style-name="P14"><text:span text:style-name="T36">a, </text:span><text:span text:style-name="T33">situato </text:span><text:span text:style-name="T36">a</text:span>, present<text:span text:style-name="T33">e</text:span>, <text:span text:style-name="T33">reale</text:span>, <text:span text:style-name="T33">vero</text:span>, <text:span text:style-name="T33">esistente</text:span></text:p>
          </table:table-cell>
        </table:table-row>
        <table:table-row table:style-name="Table1.47">
          <table:table-cell table:style-name="Table1.A1" office:value-type="string">
            <text:p text:style-name="P11">luka</text:p>
          </table:table-cell>
          <table:table-cell table:style-name="Table1.A1" office:value-type="string">
            <text:p text:style-name="P19">braccio, mano, organo tattile</text:p>
          </table:table-cell>
        </table:table-row>
        <table:table-row table:style-name="Table1.48">
          <table:table-cell table:style-name="Table1.A1" office:value-type="string">
            <text:p text:style-name="P12">lukin</text:p>
          </table:table-cell>
          <table:table-cell table:style-name="Table1.A1" office:value-type="string">
            <text:p text:style-name="P14"><text:span text:style-name="T33">guardare</text:span>, <text:span text:style-name="T33">vedere</text:span>, <text:span text:style-name="T33">esaminare, osservare</text:span>, <text:span text:style-name="T33">leggere</text:span>; <text:span text:style-name="T33">cercare</text:span>, <text:span text:style-name="T33">provare a</text:span></text:p>
          </table:table-cell>
        </table:table-row>
        <table:table-row table:style-name="Table1.49">
          <table:table-cell table:style-name="Table1.A1" office:value-type="string">
            <text:p text:style-name="P11">lupa</text:p>
          </table:table-cell>
          <table:table-cell table:style-name="Table1.A1" office:value-type="string">
            <text:p text:style-name="P14"><text:span text:style-name="T34">porta, buco</text:span>, orifi<text:span text:style-name="T34">zio</text:span>, <text:span text:style-name="T34">finestra</text:span></text:p>
          </table:table-cell>
        </table:table-row>
        <table:table-row table:style-name="Table1.50">
          <table:table-cell table:style-name="Table1.A1" office:value-type="string">
            <text:p text:style-name="P11">ma</text:p>
          </table:table-cell>
          <table:table-cell table:style-name="Table1.A1" office:value-type="string">
            <text:p text:style-name="P17"><text:span text:style-name="T34">terreno</text:span>; <text:span text:style-name="T34">esterno, mondo; nazione, territorio, suolo, pianeta Terra</text:span></text:p>
          </table:table-cell>
        </table:table-row>
        <table:table-row table:style-name="Table1.51">
          <table:table-cell table:style-name="Table1.A1" office:value-type="string">
            <text:p text:style-name="P11">mama</text:p>
          </table:table-cell>
          <table:table-cell table:style-name="Table1.A1" office:value-type="string">
            <text:p text:style-name="P14"><text:span text:style-name="T34">genitore, antenato</text:span>; <text:span text:style-name="T34">creatore</text:span>; <text:span text:style-name="T34">badante</text:span>, <text:span text:style-name="T34">sostenitore</text:span></text:p>
          </table:table-cell>
        </table:table-row>
        <table:table-row table:style-name="Table1.52">
          <table:table-cell table:style-name="Table1.A1" office:value-type="string">
            <text:p text:style-name="P11">mani</text:p>
          </table:table-cell>
          <table:table-cell table:style-name="Table1.A1" office:value-type="string">
            <text:p text:style-name="P14"><text:span text:style-name="T34">soldi, contanti</text:span>, <text:span text:style-name="T34">risparmi</text:span>, <text:span text:style-name="T34">patrimonio</text:span>;</text:p>
          </table:table-cell>
        </table:table-row>
        <table:table-row table:style-name="Table1.53">
          <table:table-cell table:style-name="Table1.A1" office:value-type="string">
            <text:p text:style-name="P11">meli</text:p>
          </table:table-cell>
          <table:table-cell table:style-name="Table1.A1" office:value-type="string">
            <text:p text:style-name="P14"><text:span text:style-name="T34">donna, femmina</text:span>, <text:span text:style-name="T34">persona effemminata</text:span>; <text:span text:style-name="T34">moglie</text:span></text:p>
          </table:table-cell>
        </table:table-row>
        <table:table-row table:style-name="Table1.54">
          <table:table-cell table:style-name="Table1.A1" office:value-type="string">
            <text:p text:style-name="P11">mi</text:p>
          </table:table-cell>
          <table:table-cell table:style-name="Table1.A1" office:value-type="string">
            <text:p text:style-name="P20">io, me, noi</text:p>
          </table:table-cell>
        </table:table-row>
        <table:table-row table:style-name="Table1.55">
          <table:table-cell table:style-name="Table1.A1" office:value-type="string">
            <text:p text:style-name="P11">mije</text:p>
          </table:table-cell>
          <table:table-cell table:style-name="Table1.A1" office:value-type="string">
            <text:p text:style-name="P14"><text:span text:style-name="T34">uomo, maschio</text:span>, <text:span text:style-name="T34">persona mascolina</text:span>; <text:span text:style-name="T34">marito</text:span></text:p>
          </table:table-cell>
        </table:table-row>
        <table:table-row table:style-name="Table1.56">
          <table:table-cell table:style-name="Table1.A1" office:value-type="string">
            <text:p text:style-name="P11">moku</text:p>
          </table:table-cell>
          <table:table-cell table:style-name="Table1.A1" office:value-type="string">
            <text:p text:style-name="P14"><text:span text:style-name="T34">mangiare, bere, consumare</text:span>, <text:span text:style-name="T34">deglutire</text:span>, <text:span text:style-name="T34">ingerire</text:span></text:p>
          </table:table-cell>
        </table:table-row>
        <table:table-row table:style-name="Table1.57">
          <table:table-cell table:style-name="Table1.A1" office:value-type="string">
            <text:p text:style-name="P11">moli</text:p>
          </table:table-cell>
          <table:table-cell table:style-name="Table1.A1" office:value-type="string">
            <text:p text:style-name="P20">morto, morire</text:p>
          </table:table-cell>
        </table:table-row>
        <table:table-row table:style-name="Table1.58">
          <table:table-cell table:style-name="Table1.A1" office:value-type="string">
            <text:p text:style-name="P11">monsi</text:p>
          </table:table-cell>
          <table:table-cell table:style-name="Table1.A1" office:value-type="string">
            <text:p text:style-name="P20">dietro, retro</text:p>
          </table:table-cell>
        </table:table-row>
        <table:table-row table:style-name="Table1.59">
          <table:table-cell table:style-name="Table1.A1" office:value-type="string">
            <text:p text:style-name="P11">mu</text:p>
          </table:table-cell>
          <table:table-cell table:style-name="Table1.A1" office:value-type="string">
            <text:p text:style-name="P14">(<text:span text:style-name="T34">verso di animale</text:span>)</text:p>
          </table:table-cell>
        </table:table-row>
        <table:table-row table:style-name="Table1.60">
          <table:table-cell table:style-name="Table1.A1" office:value-type="string">
            <text:p text:style-name="P11">mun</text:p>
          </table:table-cell>
          <table:table-cell table:style-name="Table1.A1" office:value-type="string">
            <text:p text:style-name="P20">luna, cielo notturno, oggetto celeste, stella</text:p>
          </table:table-cell>
        </table:table-row>
        <table:table-row table:style-name="Table1.61">
          <table:table-cell table:style-name="Table1.A1" office:value-type="string">
            <text:p text:style-name="P11">musi</text:p>
          </table:table-cell>
          <table:table-cell table:style-name="Table1.A1" office:value-type="string">
            <text:p text:style-name="P14"><text:span text:style-name="T34">gioco; artistico, intrattenimento</text:span>, <text:span text:style-name="T34">frivolo, giocoso</text:span>, <text:span text:style-name="T34">ricreativo</text:span></text:p>
          </table:table-cell>
        </table:table-row>
        <table:table-row table:style-name="Table1.62">
          <table:table-cell table:style-name="Table1.A1" office:value-type="string">
            <text:p text:style-name="P11">mute</text:p>
          </table:table-cell>
          <table:table-cell table:style-name="Table1.A1" office:value-type="string">
            <text:p text:style-name="P14"><text:span text:style-name="T34">molto, tanto</text:span>, <text:span text:style-name="T34">di più</text:span>; <text:span text:style-name="T34">quantità</text:span>; <text:span text:style-name="T22">20</text:span></text:p>
          </table:table-cell>
        </table:table-row>
        <table:table-row table:style-name="Table1.63">
          <table:table-cell table:style-name="Table1.A1" office:value-type="string">
            <text:p text:style-name="P13">namako</text:p>
          </table:table-cell>
          <table:table-cell table:style-name="Table1.A1" office:value-type="string">
            <text:p text:style-name="P20">spezia; qualcosa in più, extra</text:p>
          </table:table-cell>
        </table:table-row>
        <table:table-row table:style-name="Table1.64">
          <table:table-cell table:style-name="Table1.A1" office:value-type="string">
            <text:p text:style-name="P11">nanpa</text:p>
          </table:table-cell>
          <table:table-cell table:style-name="Table1.A1" office:value-type="string">
            <text:p text:style-name="P14">-<text:span text:style-name="T34">esimo</text:span> (<text:span text:style-name="T34">numero ordinale</text:span>); <text:span text:style-name="T34">numero</text:span></text:p>
          </table:table-cell>
        </table:table-row>
        <table:table-row table:style-name="Table1.65">
          <table:table-cell table:style-name="Table1.A1" office:value-type="string">
            <text:p text:style-name="P11">nasa</text:p>
          </table:table-cell>
          <table:table-cell table:style-name="Table1.A1" office:value-type="string">
            <text:p text:style-name="P14"><text:span text:style-name="T34">insolito</text:span>, <text:span text:style-name="T34">strano</text:span>; <text:span text:style-name="T34">stupido</text:span>, <text:span text:style-name="T34">pazzo</text:span>; <text:span text:style-name="T34">ubriaco, intossicato</text:span></text:p>
          </table:table-cell>
        </table:table-row>
        <table:table-row table:style-name="Table1.66">
          <table:table-cell table:style-name="Table1.A1" office:value-type="string">
            <text:p text:style-name="P11">nasin</text:p>
          </table:table-cell>
          <table:table-cell table:style-name="Table1.A1" office:value-type="string">
            <text:p text:style-name="P14"><text:span text:style-name="T34">maniera, tradizione</text:span>, <text:span text:style-name="T34">dottrina, metodo</text:span>, <text:span text:style-name="T34">percorso, strada</text:span></text:p>
          </table:table-cell>
        </table:table-row>
        <table:table-row table:style-name="Table1.67">
          <table:table-cell table:style-name="Table1.A1" office:value-type="string">
            <text:p text:style-name="P11">nena</text:p>
          </table:table-cell>
          <table:table-cell table:style-name="Table1.A1" office:value-type="string">
            <text:p text:style-name="P15"><text:span text:style-name="T34">protuberanza;</text:span> <text:span text:style-name="T34">pulsante</text:span>, <text:span text:style-name="T34">collina</text:span>, <text:span text:style-name="T34">montagna, naso</text:span></text:p>
          </table:table-cell>
        </table:table-row>
        <table:table-row table:style-name="Table1.68">
          <table:table-cell table:style-name="Table1.A1" office:value-type="string">
            <text:p text:style-name="P11">ni</text:p>
          </table:table-cell>
          <table:table-cell table:style-name="Table1.A1" office:value-type="string">
            <text:p text:style-name="P20">quello, questo</text:p>
          </table:table-cell>
        </table:table-row>
        <table:table-row table:style-name="Table1.69">
          <table:table-cell table:style-name="Table1.A1" office:value-type="string">
            <text:p text:style-name="P11">nimi</text:p>
          </table:table-cell>
          <table:table-cell table:style-name="Table1.A1" office:value-type="string">
            <text:p text:style-name="P20">nome, parola</text:p>
          </table:table-cell>
        </table:table-row>
        <table:table-row table:style-name="Table1.70">
          <table:table-cell table:style-name="Table1.A1" office:value-type="string">
            <text:p text:style-name="P11">noka</text:p>
          </table:table-cell>
          <table:table-cell table:style-name="Table1.A1" office:value-type="string">
            <text:p text:style-name="P14"><text:span text:style-name="T34">piede, gamba</text:span>, <text:span text:style-name="T34">organo di locomozione</text:span>; <text:span text:style-name="T34">fondo, parte inferiore</text:span></text:p>
          </table:table-cell>
        </table:table-row>
        <table:table-row table:style-name="Table1.71">
          <table:table-cell table:style-name="Table1.A1" office:value-type="string">
            <text:p text:style-name="P11">o</text:p>
          </table:table-cell>
          <table:table-cell table:style-name="Table1.A1" office:value-type="string">
            <text:p text:style-name="P14">hey! <text:span text:style-name="T34">oh</text:span>! (<text:span text:style-name="T34">per chiamare l’attenzione o dare un ordine</text:span>)</text:p>
          </table:table-cell>
        </table:table-row>
        <table:table-row table:style-name="Table1.72">
          <table:table-cell table:style-name="Table1.A1" office:value-type="string">
            <text:p text:style-name="P13">oko</text:p>
          </table:table-cell>
          <table:table-cell table:style-name="Table1.A1" office:value-type="string">
            <text:p text:style-name="P20">occhio</text:p>
          </table:table-cell>
        </table:table-row>
        <table:table-row table:style-name="Table1.73">
          <table:table-cell table:style-name="Table1.A1" office:value-type="string">
            <text:p text:style-name="P11">olin</text:p>
          </table:table-cell>
          <table:table-cell table:style-name="Table1.A1" office:value-type="string">
            <text:p text:style-name="P14"><text:span text:style-name="T34">amore</text:span>, <text:span text:style-name="T34">compassione</text:span>, r<text:span text:style-name="T34">ispetto</text:span>, <text:span text:style-name="T34">affetto</text:span></text:p>
          </table:table-cell>
        </table:table-row>
        <table:table-row table:style-name="Table1.74">
          <table:table-cell table:style-name="Table1.A1" office:value-type="string">
            <text:p text:style-name="P11">ona</text:p>
          </table:table-cell>
          <table:table-cell table:style-name="Table1.A1" office:value-type="string">
            <text:p text:style-name="P20">lui, lei, loro</text:p>
          </table:table-cell>
        </table:table-row>
        <table:table-row table:style-name="Table1.75">
          <table:table-cell table:style-name="Table1.A1" office:value-type="string">
            <text:p text:style-name="P11">open</text:p>
          </table:table-cell>
          <table:table-cell table:style-name="Table1.A1" office:value-type="string">
            <text:p text:style-name="P14"><text:span text:style-name="T34">iniziare</text:span>, <text:span text:style-name="T34">cominciare, partenza</text:span>; <text:span text:style-name="T34">aprire</text:span>; <text:span text:style-name="T34">accendere</text:span></text:p>
          </table:table-cell>
        </table:table-row>
        <table:table-row table:style-name="Table1.76">
          <table:table-cell table:style-name="Table1.A1" office:value-type="string">
            <text:p text:style-name="P11">pakala</text:p>
          </table:table-cell>
          <table:table-cell table:style-name="Table1.A1" office:value-type="string">
            <text:p text:style-name="P14"><text:span text:style-name="T34">rotto, danneggiato; fatto in modo grossolano</text:span>, <text:span text:style-name="T34">distrutto, rovinato</text:span></text:p>
          </table:table-cell>
        </table:table-row>
        <table:table-row table:style-name="Table1.77">
          <table:table-cell table:style-name="Table1.A1" office:value-type="string">
            <text:p text:style-name="P11">pali</text:p>
          </table:table-cell>
          <table:table-cell table:style-name="Table1.A1" office:value-type="string">
            <text:p text:style-name="P14"><text:span text:style-name="T34">creare, costruire, fare</text:span>, <text:span text:style-name="T34">prendere azione</text:span></text:p>
          </table:table-cell>
        </table:table-row>
        <table:table-row table:style-name="Table1.78">
          <table:table-cell table:style-name="Table1.A1" office:value-type="string">
            <text:p text:style-name="P11">palisa</text:p>
          </table:table-cell>
          <table:table-cell table:style-name="Table1.A1" office:value-type="string">
            <text:p text:style-name="P14"><text:span text:style-name="T34">cosa lunga e dura</text:span>; <text:span text:style-name="T34">ramo, bastone, bacchetta</text:span></text:p>
          </table:table-cell>
        </table:table-row>
        <table:table-row table:style-name="Table1.79">
          <table:table-cell table:style-name="Table1.A1" office:value-type="string">
            <text:p text:style-name="P11">pan</text:p>
          </table:table-cell>
          <table:table-cell table:style-name="Table1.A1" office:value-type="string">
            <text:p text:style-name="P14"><text:span text:style-name="T34">cereale</text:span>; <text:span text:style-name="T34">orzo</text:span>, <text:span text:style-name="T34">mais</text:span>, <text:span text:style-name="T34">avena</text:span>, <text:span text:style-name="T34">riso, grano</text:span>; <text:span text:style-name="T34">pane, pasta</text:span></text:p>
          </table:table-cell>
        </table:table-row>
        <table:table-row table:style-name="Table1.80">
          <table:table-cell table:style-name="Table1.A1" office:value-type="string">
            <text:p text:style-name="P11">pana</text:p>
          </table:table-cell>
          <table:table-cell table:style-name="Table1.A1" office:value-type="string">
            <text:p text:style-name="P14"><text:span text:style-name="T34">dare</text:span>, <text:span text:style-name="T34">mandare, emettere, provvedere</text:span>, <text:span text:style-name="T34">rilasciare</text:span></text:p>
          </table:table-cell>
        </table:table-row>
        <table:table-row table:style-name="Table1.81">
          <table:table-cell table:style-name="Table1.A1" office:value-type="string">
            <text:p text:style-name="P11">pi</text:p>
          </table:table-cell>
          <table:table-cell table:style-name="Table1.A1" office:value-type="string">
            <text:p text:style-name="P20">di</text:p>
          </table:table-cell>
        </table:table-row>
        <table:table-row table:style-name="Table1.82">
          <table:table-cell table:style-name="Table1.A1" office:value-type="string">
            <text:p text:style-name="P11">pilin</text:p>
          </table:table-cell>
          <table:table-cell table:style-name="Table1.A1" office:value-type="string">
            <text:p text:style-name="P14"><text:span text:style-name="T34">cuore </text:span>(<text:span text:style-name="T34">sia fisico che emotivo</text:span>); <text:span text:style-name="T34">sentimento, emozione</text:span></text:p>
          </table:table-cell>
        </table:table-row>
        <table:table-row table:style-name="Table1.83">
          <table:table-cell table:style-name="Table1.A1" office:value-type="string">
            <text:p text:style-name="P11">pimeja</text:p>
          </table:table-cell>
          <table:table-cell table:style-name="Table1.A1" office:value-type="string">
            <text:p text:style-name="P20">nero, scuro; poco illuminato</text:p>
          </table:table-cell>
        </table:table-row>
        <table:table-row table:style-name="Table1.84">
          <table:table-cell table:style-name="Table1.A1" office:value-type="string">
            <text:p text:style-name="P11">pini</text:p>
          </table:table-cell>
          <table:table-cell table:style-name="Table1.A1" office:value-type="string">
            <text:p text:style-name="P14"><text:span text:style-name="T34">fine; completato</text:span>, <text:span text:style-name="T34">finito</text:span>, <text:span text:style-name="T34">passato</text:span></text:p>
          </table:table-cell>
        </table:table-row>
        <table:table-row table:style-name="Table1.85">
          <table:table-cell table:style-name="Table1.A1" office:value-type="string">
            <text:p text:style-name="P11">pipi</text:p>
          </table:table-cell>
          <table:table-cell table:style-name="Table1.A1" office:value-type="string">
            <text:p text:style-name="P14"><text:span text:style-name="T34">insetto</text:span>, <text:span text:style-name="T34">formica</text:span>, <text:span text:style-name="T34">ragno</text:span></text:p>
          </table:table-cell>
        </table:table-row>
        <table:table-row table:style-name="Table1.86">
          <table:table-cell table:style-name="Table1.A1" office:value-type="string">
            <text:p text:style-name="P11">poka</text:p>
          </table:table-cell>
          <table:table-cell table:style-name="Table1.A1" office:value-type="string">
            <text:p text:style-name="P20">fianco, lato; vicino a</text:p>
          </table:table-cell>
        </table:table-row>
        <table:table-row table:style-name="Table1.87">
          <table:table-cell table:style-name="Table1.A1" office:value-type="string">
            <text:p text:style-name="P11">poki</text:p>
          </table:table-cell>
          <table:table-cell table:style-name="Table1.A1" office:value-type="string">
            <text:p text:style-name="P14"><text:span text:style-name="T34">contenitore; sacchetto</text:span>, <text:span text:style-name="T34">ciotola, scatola</text:span>, <text:span text:style-name="T34">tazza</text:span>, <text:span text:style-name="T34">cassetto</text:span></text:p>
          </table:table-cell>
        </table:table-row>
        <table:table-row table:style-name="Table1.88">
          <table:table-cell table:style-name="Table1.A1" office:value-type="string">
            <text:p text:style-name="P11">pona</text:p>
          </table:table-cell>
          <table:table-cell table:style-name="Table1.A1" office:value-type="string">
            <text:p text:style-name="P14"><text:span text:style-name="T34">buono, positivo</text:span>, <text:span text:style-name="T34">utile</text:span>; <text:span text:style-name="T34">amichevole, pacifico</text:span>; <text:span text:style-name="T34">semplice</text:span>; <text:span text:style-name="T34">grazie!</text:span></text:p>
          </table:table-cell>
        </table:table-row>
        <table:table-row table:style-name="Table1.89">
          <table:table-cell table:style-name="Table1.A1" office:value-type="string">
            <text:p text:style-name="P11">pu</text:p>
          </table:table-cell>
          <table:table-cell table:style-name="Table1.A1" office:value-type="string">
            <text:p text:style-name="P20">interagire con il libro ufficiale del Toki Pona</text:p>
          </table:table-cell>
        </table:table-row>
        <table:table-row table:style-name="Table1.90">
          <table:table-cell table:style-name="Table1.A1" office:value-type="string">
            <text:p text:style-name="P11">sama</text:p>
          </table:table-cell>
          <table:table-cell table:style-name="Table1.A1" office:value-type="string">
            <text:p text:style-name="P14"><text:span text:style-name="T34">uguale, stesso, simile</text:span>; <text:span text:style-name="T34">l’un l’altro</text:span>; <text:span text:style-name="T34">fratello, pari</text:span>, <text:span text:style-name="T34">coetaneo</text:span>; <text:span text:style-name="T34">come</text:span></text:p>
          </table:table-cell>
        </table:table-row>
        <table:table-row table:style-name="Table1.91">
          <table:table-cell table:style-name="Table1.A1" office:value-type="string">
            <text:p text:style-name="P11">seli</text:p>
          </table:table-cell>
          <table:table-cell table:style-name="Table1.A1" office:value-type="string">
            <text:p text:style-name="P14"><text:span text:style-name="T34">fuoco, calore</text:span>; <text:span text:style-name="T34">elemento di cottura</text:span>, <text:span text:style-name="T34">reazione chimica</text:span>, <text:span text:style-name="T34">fonte di calore</text:span></text:p>
          </table:table-cell>
        </table:table-row>
        <table:table-row table:style-name="Table1.92">
          <table:table-cell table:style-name="Table1.A1" office:value-type="string">
            <text:p text:style-name="P11">selo</text:p>
          </table:table-cell>
          <table:table-cell table:style-name="Table1.A1" office:value-type="string">
            <text:p text:style-name="P14"><text:span text:style-name="T34">forma esterna</text:span>, <text:span text:style-name="T34">strato esterno</text:span>; <text:span text:style-name="T34">corteccia, buccia</text:span>, <text:span text:style-name="T34">conchiglia, pelle</text:span>; <text:span text:style-name="T34">confine</text:span></text:p>
          </table:table-cell>
        </table:table-row>
        <table:table-row table:style-name="Table1.93">
          <table:table-cell table:style-name="Table1.A1" office:value-type="string">
            <text:p text:style-name="P11">seme</text:p>
          </table:table-cell>
          <table:table-cell table:style-name="Table1.A1" office:value-type="string">
            <text:p text:style-name="P20">cosa? quale?</text:p>
          </table:table-cell>
        </table:table-row>
        <table:table-row table:style-name="Table1.94">
          <table:table-cell table:style-name="Table1.A1" office:value-type="string">
            <text:p text:style-name="P11">sewi</text:p>
          </table:table-cell>
          <table:table-cell table:style-name="Table1.A1" office:value-type="string">
            <text:p text:style-name="P14"><text:span text:style-name="T34">sopra; parte più alta, zona superiore, sopraelevato; divino</text:span>, <text:span text:style-name="T34">sacro, Dio</text:span></text:p>
          </table:table-cell>
        </table:table-row>
        <table:table-row table:style-name="Table1.95">
          <table:table-cell table:style-name="Table1.A1" office:value-type="string">
            <text:p text:style-name="P11">sijelo</text:p>
          </table:table-cell>
          <table:table-cell table:style-name="Table1.A1" office:value-type="string">
            <text:p text:style-name="P14"><text:span text:style-name="T34">corpo</text:span> (<text:span text:style-name="T34">di persona o animale</text:span>), <text:span text:style-name="T34">stato fisico</text:span>, torso</text:p>
          </table:table-cell>
        </table:table-row>
        <table:table-row table:style-name="Table1.96">
          <table:table-cell table:style-name="Table1.A1" office:value-type="string">
            <text:p text:style-name="P11">sike</text:p>
          </table:table-cell>
          <table:table-cell table:style-name="Table1.A1" office:value-type="string">
            <text:p text:style-name="P14"><text:span text:style-name="T34">cerchio, rotondo</text:span>; <text:span text:style-name="T34">palla</text:span>, <text:span text:style-name="T34">ciclo, sfera, ruota</text:span>; <text:span text:style-name="T34">anno</text:span></text:p>
          </table:table-cell>
        </table:table-row>
        <table:table-row table:style-name="Table1.97">
          <table:table-cell table:style-name="Table1.A1" office:value-type="string">
            <text:p text:style-name="P11">sin</text:p>
          </table:table-cell>
          <table:table-cell table:style-name="Table1.A1" office:value-type="string">
            <text:p text:style-name="P20">nuovo, un altro</text:p>
          </table:table-cell>
        </table:table-row>
        <table:table-row table:style-name="Table1.98">
          <table:table-cell table:style-name="Table1.A1" office:value-type="string">
            <text:p text:style-name="P11">sina</text:p>
          </table:table-cell>
          <table:table-cell table:style-name="Table1.A1" office:value-type="string">
            <text:p text:style-name="P20">tu, voi</text:p>
          </table:table-cell>
        </table:table-row>
        <table:table-row table:style-name="Table1.99">
          <table:table-cell table:style-name="Table1.A1" office:value-type="string">
            <text:p text:style-name="P11">sinpin</text:p>
          </table:table-cell>
          <table:table-cell table:style-name="Table1.A1" office:value-type="string">
            <text:p text:style-name="P20">frontale; faccia, muro</text:p>
          </table:table-cell>
        </table:table-row>
        <table:table-row table:style-name="Table1.100">
          <table:table-cell table:style-name="Table1.A1" office:value-type="string">
            <text:p text:style-name="P11">sitelen</text:p>
          </table:table-cell>
          <table:table-cell table:style-name="Table1.A1" office:value-type="string">
            <text:p text:style-name="P14"><text:span text:style-name="T34">immagine</text:span>, <text:span text:style-name="T35">disegno,</text:span> <text:span text:style-name="T35">rappresentazione</text:span>, <text:span text:style-name="T35">simbolo</text:span>, <text:span text:style-name="T35">marchio</text:span>, <text:span text:style-name="T35">scrittura</text:span></text:p>
          </table:table-cell>
        </table:table-row>
        <table:table-row table:style-name="Table1.101">
          <table:table-cell table:style-name="Table1.A1" office:value-type="string">
            <text:p text:style-name="P11">sona</text:p>
          </table:table-cell>
          <table:table-cell table:style-name="Table1.A1" office:value-type="string">
            <text:p text:style-name="P14"><text:span text:style-name="T35">conoscenza, saggezza, intelligenza; sapere</text:span>, <text:span text:style-name="T35">essere bravo a</text:span></text:p>
          </table:table-cell>
        </table:table-row>
        <table:table-row table:style-name="Table1.102">
          <table:table-cell table:style-name="Table1.A1" office:value-type="string">
            <text:p text:style-name="P11">soweli</text:p>
          </table:table-cell>
          <table:table-cell table:style-name="Table1.A1" office:value-type="string">
            <text:p text:style-name="P21">animale di terra, mammifero</text:p>
          </table:table-cell>
        </table:table-row>
        <table:table-row table:style-name="Table1.103">
          <table:table-cell table:style-name="Table1.A1" office:value-type="string">
            <text:p text:style-name="P11">suli</text:p>
          </table:table-cell>
          <table:table-cell table:style-name="Table1.A1" office:value-type="string">
            <text:p text:style-name="P14"><text:span text:style-name="T35">grande, pesante</text:span>, <text:span text:style-name="T35">lungo</text:span>, <text:span text:style-name="T35">alto</text:span>; important<text:span text:style-name="T35">e</text:span>; adult<text:span text:style-name="T35">o</text:span></text:p>
          </table:table-cell>
        </table:table-row>
        <table:table-row table:style-name="Table1.104">
          <table:table-cell table:style-name="Table1.A1" office:value-type="string">
            <text:p text:style-name="P11">suno</text:p>
          </table:table-cell>
          <table:table-cell table:style-name="Table1.A1" office:value-type="string">
            <text:p text:style-name="P14"><text:span text:style-name="T35">sole</text:span>; <text:span text:style-name="T35">luce, illuminazione</text:span>, <text:span text:style-name="T35">bagliore</text:span>; <text:span text:style-name="T35">fonte di luce</text:span></text:p>
          </table:table-cell>
        </table:table-row>
        <table:table-row table:style-name="Table1.105">
          <table:table-cell table:style-name="Table1.A1" office:value-type="string">
            <text:p text:style-name="P11">supa</text:p>
          </table:table-cell>
          <table:table-cell table:style-name="Table1.A1" office:value-type="string">
            <text:p text:style-name="P14"><text:span text:style-name="T35">superficie orizzontale</text:span>, <text:span text:style-name="T35">cosa su cui puoi appoggiare altre cose; tavolo</text:span></text:p>
          </table:table-cell>
        </table:table-row>
        <table:table-row table:style-name="Table1.106">
          <table:table-cell table:style-name="Table1.A1" office:value-type="string">
            <text:p text:style-name="P11">suwi</text:p>
          </table:table-cell>
          <table:table-cell table:style-name="Table1.A1" office:value-type="string">
            <text:p text:style-name="P14"><text:span text:style-name="T35">dolce</text:span>, <text:span text:style-name="T35">fragrante</text:span>; <text:span text:style-name="T35">carino</text:span>, <text:span text:style-name="T35">innocente, adorabile</text:span></text:p>
          </table:table-cell>
        </table:table-row>
        <table:table-row table:style-name="Table1.107">
          <table:table-cell table:style-name="Table1.A1" office:value-type="string">
            <text:p text:style-name="P11">tan</text:p>
          </table:table-cell>
          <table:table-cell table:style-name="Table1.A1" office:value-type="string">
            <text:p text:style-name="P22">da, per causa di</text:p>
          </table:table-cell>
        </table:table-row>
        <table:table-row table:style-name="Table1.108">
          <table:table-cell table:style-name="Table1.A1" office:value-type="string">
            <text:p text:style-name="P11">taso</text:p>
          </table:table-cell>
          <table:table-cell table:style-name="Table1.A1" office:value-type="string">
            <text:p text:style-name="P22">ma, nonostante; solamente</text:p>
          </table:table-cell>
        </table:table-row>
        <table:table-row table:style-name="Table1.109">
          <table:table-cell table:style-name="Table1.A1" office:value-type="string">
            <text:p text:style-name="P11">tawa</text:p>
          </table:table-cell>
          <table:table-cell table:style-name="Table1.A1" office:value-type="string">
            <text:p text:style-name="P14"><text:span text:style-name="T35">andare</text:span>, <text:span text:style-name="T35">verso</text:span>; <text:span text:style-name="T35">per</text:span>; <text:span text:style-name="T35">movimento</text:span></text:p>
          </table:table-cell>
        </table:table-row>
        <table:table-row table:style-name="Table1.110">
          <table:table-cell table:style-name="Table1.A1" office:value-type="string">
            <text:p text:style-name="P11">telo</text:p>
          </table:table-cell>
          <table:table-cell table:style-name="Table1.A1" office:value-type="string">
            <text:p text:style-name="P14"><text:span text:style-name="T35">acqua, liquido</text:span>, <text:span text:style-name="T35">fluido; bevanda</text:span></text:p>
          </table:table-cell>
        </table:table-row>
        <table:table-row table:style-name="Table1.111">
          <table:table-cell table:style-name="Table1.A1" office:value-type="string">
            <text:p text:style-name="P11">tenpo</text:p>
          </table:table-cell>
          <table:table-cell table:style-name="Table1.A1" office:value-type="string">
            <text:p text:style-name="P14"><text:span text:style-name="T35">tempo, durata</text:span>, <text:span text:style-name="T35">momento</text:span>, <text:span text:style-name="T35">occasione</text:span>, <text:span text:style-name="T35">periodo, situazione</text:span></text:p>
          </table:table-cell>
        </table:table-row>
        <table:table-row table:style-name="Table1.112">
          <table:table-cell table:style-name="Table1.A1" office:value-type="string">
            <text:p text:style-name="P11">toki</text:p>
          </table:table-cell>
          <table:table-cell table:style-name="Table1.A1" office:value-type="string">
            <text:p text:style-name="P14"><text:span text:style-name="T35">comunicazione; linguaggio;</text:span> <text:span text:style-name="T35">dire</text:span>, <text:span text:style-name="T35">parlare</text:span>; <text:span text:style-name="T35">ciao!</text:span></text:p>
          </table:table-cell>
        </table:table-row>
        <table:table-row table:style-name="Table1.113">
          <table:table-cell table:style-name="Table1.A1" office:value-type="string">
            <text:p text:style-name="P11">tomo</text:p>
          </table:table-cell>
          <table:table-cell table:style-name="Table1.A1" office:value-type="string">
            <text:p text:style-name="P14"><text:span text:style-name="T35">spazio al chiuso</text:span>; <text:span text:style-name="T35">edificio, casa</text:span>, <text:span text:style-name="T35">stanza</text:span></text:p>
          </table:table-cell>
        </table:table-row>
        <table:table-row table:style-name="Table1.114">
          <table:table-cell table:style-name="Table1.A1" office:value-type="string">
            <text:p text:style-name="P11">tu</text:p>
          </table:table-cell>
          <table:table-cell table:style-name="Table1.A1" office:value-type="string">
            <text:p text:style-name="P22">due; coppia</text:p>
          </table:table-cell>
        </table:table-row>
        <table:table-row table:style-name="Table1.115">
          <table:table-cell table:style-name="Table1.A1" office:value-type="string">
            <text:p text:style-name="P11">unpa</text:p>
          </table:table-cell>
          <table:table-cell table:style-name="Table1.A1" office:value-type="string">
            <text:p text:style-name="P22">sesso</text:p>
          </table:table-cell>
        </table:table-row>
        <table:table-row table:style-name="Table1.116">
          <table:table-cell table:style-name="Table1.A1" office:value-type="string">
            <text:p text:style-name="P11">uta</text:p>
          </table:table-cell>
          <table:table-cell table:style-name="Table1.A1" office:value-type="string">
            <text:p text:style-name="P21">bocca, labbra</text:p>
          </table:table-cell>
        </table:table-row>
        <table:table-row table:style-name="Table1.117">
          <table:table-cell table:style-name="Table1.A1" office:value-type="string">
            <text:p text:style-name="P11">utala</text:p>
          </table:table-cell>
          <table:table-cell table:style-name="Table1.A1" office:value-type="string">
            <text:p text:style-name="P14"><text:span text:style-name="T35">battaglia</text:span>, <text:span text:style-name="T35">competizione; guerra</text:span></text:p>
          </table:table-cell>
        </table:table-row>
        <table:table-row table:style-name="Table1.118">
          <table:table-cell table:style-name="Table1.A1" office:value-type="string">
            <text:p text:style-name="P11">walo</text:p>
          </table:table-cell>
          <table:table-cell table:style-name="Table1.A1" office:value-type="string">
            <text:p text:style-name="P14"><text:span text:style-name="T35">bianco</text:span>, <text:span text:style-name="T35">chiaro</text:span>; <text:span text:style-name="T35">pallido</text:span></text:p>
          </table:table-cell>
        </table:table-row>
        <table:table-row table:style-name="Table1.119">
          <table:table-cell table:style-name="Table1.A1" office:value-type="string">
            <text:p text:style-name="P11">wan</text:p>
          </table:table-cell>
          <table:table-cell table:style-name="Table1.A1" office:value-type="string">
            <text:p text:style-name="P22">uno; unico, unire</text:p>
          </table:table-cell>
        </table:table-row>
        <table:table-row table:style-name="Table1.120">
          <table:table-cell table:style-name="Table1.A1" office:value-type="string">
            <text:p text:style-name="P11">waso</text:p>
          </table:table-cell>
          <table:table-cell table:style-name="Table1.A1" office:value-type="string">
            <text:p text:style-name="P22">uccello, creatura volante, animale con le ali</text:p>
          </table:table-cell>
        </table:table-row>
        <table:table-row table:style-name="Table1.121">
          <table:table-cell table:style-name="Table1.A1" office:value-type="string">
            <text:p text:style-name="P11">wawa</text:p>
          </table:table-cell>
          <table:table-cell table:style-name="Table1.A1" office:value-type="string">
            <text:p text:style-name="P22">energia, potenza; forte, intenso</text:p>
          </table:table-cell>
        </table:table-row>
        <table:table-row table:style-name="Table1.122">
          <table:table-cell table:style-name="Table1.A1" office:value-type="string">
            <text:p text:style-name="P11">weka</text:p>
          </table:table-cell>
          <table:table-cell table:style-name="Table1.A1" office:value-type="string">
            <text:p text:style-name="P14"><text:span text:style-name="T35">assente</text:span>, <text:span text:style-name="T35">via</text:span>, <text:span text:style-name="T35">ignorato</text:span></text:p>
          </table:table-cell>
        </table:table-row>
        <table:table-row table:style-name="Table1.123">
          <table:table-cell table:style-name="Table1.A1" office:value-type="string">
            <text:p text:style-name="P11">wile</text:p>
          </table:table-cell>
          <table:table-cell table:style-name="Table1.A1" office:value-type="string">
            <text:p text:style-name="P16"><text:span text:style-name="T35">bisogno, desiderio;</text:span> <text:span text:style-name="T35">necessitare, desiderare, volere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k Mukta" svg:font-family="'Ek Mukta'" style:font-family-generic="system" style:font-pitch="variable"/>
    <style:font-face style:name="Ek Mukta1" svg:font-family="'Ek Mukta'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  <style:text-properties style:font-name="Roboto1" fo:font-family="Roboto" fo:font-size="9pt" officeooo:rsid="001d411a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2in" fo:margin-bottom="0.0846in" style:contextual-spacing="false"/>
      <style:text-properties style:font-name="Fira Sans" fo:font-family="'Fira Sans'" style:font-family-generic="swiss" style:font-pitch="variable" fo:font-size="12pt" fo:font-weight="bold" officeooo:rsid="001e2bc3" style:font-name-asian="Noto Sans CJK SC" style:font-family-asian="'Noto Sans CJK SC'" style:font-family-generic-asian="system" style:font-pitch-asian="variable" style:font-size-asian="12pt" style:font-weight-asian="bold" style:font-name-complex="Ek Mukta" style:font-family-complex="'Ek Mukta'" style:font-family-generic-complex="system" style:font-pitch-complex="variable" style:font-size-complex="12pt" style:font-weight-complex="bold"/>
    </style:style>
    <style:style style:name="Example" style:family="paragraph" style:parent-style-name="Text_20_body">
      <loext:graphic-properties draw:fill="none" draw:fill-color="#729fcf"/>
      <style:paragraph-properties fo:margin-left="0in" fo:margin-right="0in" fo:margin-top="0in" fo:margin-bottom="0.0972in" style:contextual-spacing="false" fo:line-height="100%" fo:text-align="start" style:justify-single-word="false" fo:text-indent="0in" style:auto-text-indent="false" fo:background-color="transparent"/>
      <style:text-properties style:font-name="Roboto" fo:font-family="Roboto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Fira Sans" fo:font-family="'Fira Sans'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04T11:56:04.193273542</meta:creation-date>
    <dc:date>2022-02-09T14:44:37.861378247</dc:date>
    <meta:editing-duration>PT4H24M56S</meta:editing-duration>
    <meta:editing-cycles>38</meta:editing-cycles>
    <meta:generator>LibreOffice/7.2.5.2.0$Linux_X86_64 LibreOffice_project/20$Build-2</meta:generator>
    <meta:print-date>2020-01-04T19:14:12.143618052</meta:print-date>
    <meta:document-statistic meta:table-count="1" meta:image-count="0" meta:object-count="0" meta:page-count="2" meta:paragraph-count="343" meta:word-count="1682" meta:character-count="10238" meta:non-whitespace-character-count="8890"/>
  </office:meta>
</office:document-meta>
</file>